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family-generic="swiss" style:font-pitch="fixed"/>
    <style:font-face style:name="DejaVu Sans1" svg:font-family="'DejaVu Sans'" style:font-pitch="variable"/>
    <style:font-face style:name="EmojiOne Color" svg:font-family="'EmojiOne Color'" style:font-pitch="fixed"/>
    <style:font-face style:name="EmojiOne Color1" svg:font-family="'EmojiOne Color'"/>
    <style:font-face style:name="EmojiOne Color2" svg:font-family="'EmojiOne Color'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fixed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dee6ef" draw:textarea-horizontal-align="justify" draw:textarea-vertical-align="middle" draw:auto-grow-height="false" fo:min-height="5.25cm" fo:min-width="26.5cm"/>
    </style:style>
    <style:style style:name="gr4" style:family="graphic" style:parent-style-name="standard">
      <style:graphic-properties svg:stroke-color="#8d281e" draw:fill-color="#ffd7d7" draw:textarea-horizontal-align="justify" draw:textarea-vertical-align="middle" draw:auto-grow-height="false" fo:min-height="0.812cm" fo:min-width="1.9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88cm"/>
      <style:paragraph-properties style:writing-mode="lr-tb"/>
    </style:style>
    <style:style style:name="gr6" style:family="graphic" style:parent-style-name="objectwithoutfill">
      <style:graphic-properties svg:stroke-color="#8d281e" draw:fill="none" draw:fill-color="#dee6ef" draw:textarea-vertical-align="middle"/>
    </style:style>
    <style:style style:name="gr7" style:family="graphic" style:parent-style-name="standard">
      <style:graphic-properties svg:stroke-color="#168253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8" style:family="graphic" style:parent-style-name="standard">
      <style:graphic-properties svg:stroke-color="#1e6a39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9" style:family="graphic" style:parent-style-name="objectwithoutfill">
      <style:graphic-properties svg:stroke-color="#1e6a39" draw:fill="none" draw:fill-color="#dee6ef" draw:textarea-vertical-align="middle"/>
    </style:style>
    <style:style style:name="gr10" style:family="graphic" style:parent-style-name="objectwithoutfill">
      <style:graphic-properties svg:stroke-color="#168253" draw:fill="none" draw:fill-color="#dee6ef" draw:textarea-vertical-align="middle"/>
    </style:style>
    <style:style style:name="gr11" style:family="graphic" style:parent-style-name="standard">
      <style:graphic-properties svg:stroke-color="#1e6a39" draw:fill-color="#dee7e5" draw:textarea-horizontal-align="justify" draw:textarea-vertical-align="middle" draw:auto-grow-height="false" fo:min-height="0.812cm" fo:min-width="1.976cm"/>
      <style:paragraph-properties style:writing-mode="lr-tb"/>
    </style:style>
    <style:style style:name="gr12" style:family="graphic" style:parent-style-name="objectwithoutfill">
      <style:graphic-properties svg:stroke-color="#168253" draw:fill="none" draw:fill-color="#ffd7d7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662cm"/>
      <style:paragraph-properties style:writing-mode="lr-tb"/>
    </style:style>
    <style:style style:name="gr15" style:family="graphic" style:parent-style-name="standard">
      <style:graphic-properties draw:stroke="none" svg:stroke-color="#8d281e" draw:fill="none" draw:fill-color="#ffffff" draw:textarea-horizontal-align="left" draw:auto-grow-height="true" draw:auto-grow-width="true" fo:min-height="0.357cm" fo:min-width="2.3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705cm"/>
      <style:paragraph-properties style:writing-mode="lr-tb"/>
    </style:style>
    <style:style style:name="gr17" style:family="graphic" style:parent-style-name="standard">
      <style:graphic-properties svg:stroke-color="#ffffff" draw:fill-color="#dee6ef" draw:textarea-horizontal-align="justify" draw:textarea-vertical-align="middle" draw:auto-grow-height="false" fo:min-height="1.25cm" fo:min-width="26.5cm"/>
    </style:style>
    <style:style style:name="gr18" style:family="graphic" style:parent-style-name="standard">
      <style:graphic-properties svg:stroke-color="#8d281e" draw:fill-color="#ffd7d7" draw:textarea-horizontal-align="justify" draw:textarea-vertical-align="middle" draw:auto-grow-height="false" fo:min-height="0.104cm" fo:min-width="0.208cm"/>
      <style:paragraph-properties style:writing-mode="lr-tb"/>
    </style:style>
    <style:style style:name="gr19" style:family="graphic" style:parent-style-name="standard">
      <style:graphic-properties svg:stroke-color="#808080" draw:fill-color="#ffffff" draw:textarea-horizontal-align="justify" draw:textarea-vertical-align="middle" draw:auto-grow-height="false" fo:min-height="0.104cm" fo:min-width="0.20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4cm"/>
      <style:paragraph-properties style:writing-mode="lr-tb"/>
    </style:style>
    <style:style style:name="gr22" style:family="graphic" style:parent-style-name="standard">
      <style:graphic-properties svg:stroke-color="#ffffff" draw:fill-color="#dee6ef" draw:textarea-horizontal-align="justify" draw:textarea-vertical-align="middle" draw:auto-grow-height="false" fo:min-height="0.25cm" fo:min-width="26.5cm"/>
    </style:style>
    <style:style style:name="gr23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24" style:family="graphic" style:parent-style-name="standard">
      <style:graphic-properties svg:stroke-color="#8d281e" draw:fill-color="#ffd7d7" draw:textarea-horizontal-align="justify" draw:textarea-vertical-align="middle" draw:auto-grow-height="false" fo:min-height="0cm" fo:min-width="0cm"/>
      <style:paragraph-properties style:writing-mode="lr-tb"/>
    </style:style>
    <style:style style:name="gr25" style:family="graphic" style:parent-style-name="standard">
      <style:graphic-properties svg:stroke-color="#168253" draw:fill-color="#ffd7d7" draw:textarea-horizontal-align="justify" draw:textarea-vertical-align="middle" draw:auto-grow-height="false" fo:min-height="8.25cm" fo:min-width="1cm"/>
      <style:paragraph-properties style:writing-mode="tb-rl"/>
    </style:style>
    <style:style style:name="gr26" style:family="graphic" style:parent-style-name="standard">
      <style:graphic-properties svg:stroke-color="#28471f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27" style:family="graphic" style:parent-style-name="objectwithoutfill">
      <style:graphic-properties svg:stroke-color="#168253" draw:marker-end="Arrowheads_20_1" draw:marker-end-width="0.3cm" draw:fill="none" draw:fill-color="#ffd7d7" draw:textarea-vertical-align="middle"/>
    </style:style>
    <style:style style:name="gr28" style:family="graphic" style:parent-style-name="standard">
      <style:graphic-properties svg:stroke-color="#168253" draw:fill-color="#ffd7d7" draw:textarea-horizontal-align="justify" draw:textarea-vertical-align="middle" draw:auto-grow-height="false" fo:min-height="9.25cm" fo:min-width="1cm"/>
      <style:paragraph-properties style:writing-mode="tb-rl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488cm"/>
      <style:paragraph-properties style:writing-mode="lr-tb"/>
    </style:style>
    <style:style style:name="gr30" style:family="graphic" style:parent-style-name="objectwithoutfill">
      <style:graphic-properties svg:stroke-color="#168253" draw:marker-end="Arrowheads_20_2" draw:marker-end-width="0.3cm" draw:fill="none" draw:fill-color="#ffd7d7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3.262cm"/>
      <style:paragraph-properties style:writing-mode="lr-tb"/>
    </style:style>
    <style:style style:name="gr32" style:family="graphic" style:parent-style-name="standard">
      <style:graphic-properties svg:stroke-color="#ffffff" draw:fill-color="#dee6ef" draw:textarea-horizontal-align="justify" draw:textarea-vertical-align="middle" draw:auto-grow-height="false" fo:min-height="2.25cm" fo:min-width="26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3.854cm"/>
      <style:paragraph-properties style:writing-mode="lr-tb"/>
    </style:style>
    <style:style style:name="gr34" style:family="graphic" style:parent-style-name="objectwithoutfill">
      <style:graphic-properties svg:stroke-color="#168253" draw:marker-end="Arrowheads_20_3" draw:marker-end-width="0.3cm" draw:fill="none" draw:fill-color="#ffd7d7" draw:textarea-vertical-align="middle"/>
    </style:style>
    <style:style style:name="gr35" style:family="graphic" style:parent-style-name="objectwithoutfill">
      <style:graphic-properties svg:stroke-color="#ffbf00" draw:fill="none" draw:fill-color="#ffd7d7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965cm"/>
      <style:paragraph-properties style:writing-mode="lr-tb"/>
    </style:style>
    <style:style style:name="gr37" style:family="graphic" style:parent-style-name="objectwithoutfill">
      <style:graphic-properties svg:stroke-color="#168253" draw:marker-end="Arrowheads_20_4" draw:marker-end-width="0.3cm" draw:fill="none" draw:fill-color="#ffd7d7" draw:textarea-vertical-align="middle"/>
    </style:style>
    <style:style style:name="gr38" style:family="graphic" style:parent-style-name="objectwithoutfill">
      <style:graphic-properties svg:stroke-color="#168253" draw:marker-end="Arrowheads_20_5" draw:marker-end-width="0.3cm" draw:fill="none" draw:fill-color="#ffd7d7" draw:textarea-vertical-align="middle"/>
    </style:style>
    <style:style style:name="gr39" style:family="graphic" style:parent-style-name="objectwithoutfill">
      <style:graphic-properties svg:stroke-color="#168253" draw:marker-end="Arrowheads_20_6" draw:marker-end-width="0.3cm" draw:fill="none" draw:fill-color="#ffd7d7" draw:textarea-vertical-align="middle"/>
    </style:style>
    <style:style style:name="gr40" style:family="graphic" style:parent-style-name="standard">
      <style:graphic-properties svg:stroke-color="#2a6099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41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42" style:family="graphic" style:parent-style-name="objectwithoutfill">
      <style:graphic-properties svg:stroke-color="#168253" draw:marker-end="Arrowheads_20_7" draw:marker-end-width="0.3cm" draw:fill="none" draw:fill-color="#ffd7d7" draw:textarea-vertical-align="middle"/>
    </style:style>
    <style:style style:name="gr43" style:family="graphic" style:parent-style-name="objectwithoutfill">
      <style:graphic-properties svg:stroke-color="#168253" draw:marker-end="Arrowheads_20_8" draw:marker-end-width="0.3cm" draw:fill="none" draw:fill-color="#ffd7d7" draw:textarea-vertical-align="middle"/>
    </style:style>
    <style:style style:name="gr44" style:family="graphic" style:parent-style-name="objectwithoutfill">
      <style:graphic-properties svg:stroke-color="#168253" draw:marker-end="Arrowheads_20_9" draw:marker-end-width="0.3cm" draw:fill="none" draw:fill-color="#ffd7d7" draw:textarea-vertical-align="middle"/>
    </style:style>
    <style:style style:name="gr45" style:family="graphic" style:parent-style-name="objectwithoutfill">
      <style:graphic-properties svg:stroke-color="#168253" draw:marker-end="Arrowheads_20_10" draw:marker-end-width="0.3cm" draw:fill="none" draw:fill-color="#ffd7d7" draw:textarea-vertical-align="middle"/>
    </style:style>
    <style:style style:name="gr46" style:family="graphic" style:parent-style-name="objectwithoutfill">
      <style:graphic-properties svg:stroke-color="#168253" draw:marker-end="Arrowheads_20_12" draw:marker-end-width="0.3cm" draw:fill="none" draw:fill-color="#ffd7d7" draw:textarea-vertical-align="middle"/>
    </style:style>
    <style:style style:name="gr47" style:family="graphic" style:parent-style-name="objectwithoutfill">
      <style:graphic-properties svg:stroke-color="#168253" draw:marker-end="Arrowheads_20_13" draw:marker-end-width="0.3cm" draw:fill="none" draw:fill-color="#ffd7d7" draw:textarea-vertical-align="middle"/>
    </style:style>
    <style:style style:name="gr48" style:family="graphic" style:parent-style-name="objectwithoutfill">
      <style:graphic-properties svg:stroke-color="#168253" draw:marker-end="Arrowheads_20_15" draw:marker-end-width="0.3cm" draw:fill="none" draw:fill-color="#ffd7d7" draw:textarea-vertical-align="middle"/>
    </style:style>
    <style:style style:name="gr49" style:family="graphic" style:parent-style-name="objectwithoutfill">
      <style:graphic-properties svg:stroke-color="#168253" draw:marker-end="Arrowheads_20_16" draw:marker-end-width="0.3cm" draw:fill="none" draw:fill-color="#ffd7d7" draw:textarea-vertical-align="middle"/>
    </style:style>
    <style:style style:name="gr50" style:family="graphic" style:parent-style-name="objectwithoutfill">
      <style:graphic-properties svg:stroke-color="#168253" draw:marker-end="Arrowheads_20_18" draw:marker-end-width="0.3cm" draw:fill="none" draw:fill-color="#ffd7d7" draw:textarea-vertical-align="middle"/>
    </style:style>
    <style:style style:name="gr51" style:family="graphic" style:parent-style-name="objectwithoutfill">
      <style:graphic-properties svg:stroke-color="#168253" draw:marker-end="Arrowheads_20_19" draw:marker-end-width="0.3cm" draw:fill="none" draw:fill-color="#ffd7d7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95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28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3.62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3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52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4.00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2.15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7.70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3.52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7.24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5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45cm" fo:min-width="11.70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33cm" fo:min-width="11.85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9cm" fo:min-width="15.33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5cm" fo:min-width="16.58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9cm" fo:min-width="4.66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3cm" fo:min-width="8.92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5cm" fo:min-width="21.33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1.101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8.553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textarea-vertical-align="top" fo:min-height="9cm"/>
      <style:paragraph-properties style:writing-mode="lr-tb"/>
    </style:style>
    <style:style style:name="pr4" style:family="presentation" style:parent-style-name="Pencil1-notes">
      <style:graphic-properties draw:fill-color="#ffffff" fo:min-height="13.364cm"/>
      <style:paragraph-properties style:writing-mode="lr-tb"/>
    </style:style>
    <style:style style:name="pr5" style:family="presentation" style:parent-style-name="Pencil1-title">
      <style:graphic-properties draw:textarea-vertical-align="top" fo:min-height="3.5cm"/>
      <style:paragraph-properties style:writing-mode="lr-tb"/>
    </style:style>
    <style:style style:name="pr6" style:family="presentation" style:parent-style-name="Pencil1-title">
      <style:graphic-properties svg:stroke-color="#8d281e" draw:textarea-vertical-align="top" fo:min-height="3.5cm"/>
      <style:paragraph-properties style:writing-mode="lr-tb"/>
    </style:style>
    <style:style style:name="P1" style:family="paragraph">
      <style:paragraph-properties fo:text-align="start"/>
      <style:text-properties fo:color="#355269" loext:opacity="100%"/>
    </style:style>
    <style:style style:name="P2" style:family="paragraph">
      <style:paragraph-properties style:writing-mode="lr-tb"/>
      <style:text-properties fo:color="#355269" loext:opacity="100%"/>
    </style:style>
    <style:style style:name="P3" style:family="paragraph">
      <style:text-properties fo:color="#355269" loext:opacity="100%"/>
    </style:style>
    <style:style style:name="P4" style:family="paragraph">
      <loext:graphic-properties draw:fill="none" draw:fill-color="#ffffff"/>
      <style:text-properties fo:color="#355269" loext:opacity="100%"/>
    </style:style>
    <style:style style:name="P5" style:family="paragraph">
      <loext:graphic-properties draw:fill="none" draw:fill-color="#ffffff"/>
      <style:text-properties fo:color="#355269" loext:opacity="100%" fo:font-size="60pt" style:font-size-asian="60pt" style:font-size-complex="6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dee6ef"/>
      <style:paragraph-properties fo:text-align="center" style:writing-mode="lr-tb"/>
    </style:style>
    <style:style style:name="P15" style:family="paragraph">
      <loext:graphic-properties draw:fill-color="#dee7e5"/>
      <style:paragraph-properties fo:text-align="center" style:writing-mode="lr-tb"/>
    </style:style>
    <style:style style:name="P16" style:family="paragraph">
      <loext:graphic-properties draw:fill="none" draw:fill-color="#ffd7d7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DejaVu Sans Mono2" fo:font-size="14pt" style:font-size-asian="7pt" style:font-size-complex="7pt"/>
    </style:style>
    <style:style style:name="P18" style:family="paragraph">
      <loext:graphic-properties draw:fill="none" draw:fill-color="#ffffff"/>
      <style:paragraph-properties style:writing-mode="lr-tb"/>
      <style:text-properties style:font-name="DejaVu Sans Mono2" fo:font-size="15pt" style:font-size-asian="7pt" style:font-size-complex="7pt"/>
    </style:style>
    <style:style style:name="P19" style:family="paragraph">
      <loext:graphic-properties draw:fill="none" draw:fill-color="#ffffff"/>
      <style:paragraph-properties style:writing-mode="lr-tb"/>
      <style:text-properties style:font-name="DejaVu Sans Mono2"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9pt" style:font-size-complex="9pt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style:paragraph-properties fo:text-align="end" style:writing-mode="tb-rl"/>
      <style:text-properties fo:font-size="9pt" style:font-size-asian="9pt" style:font-size-complex="9pt"/>
    </style:style>
    <style:style style:name="P24" style:family="paragraph">
      <loext:graphic-properties draw:fill-color="#ffd7d7"/>
      <style:paragraph-properties fo:text-align="end" style:writing-mode="tb-rl"/>
      <style:text-properties fo:font-size="9pt" style:font-size-asian="9pt" style:font-size-complex="9pt"/>
    </style:style>
    <style:style style:name="P25" style:family="paragraph">
      <loext:graphic-properties draw:fill="none" draw:fill-color="#ffd7d7"/>
      <style:paragraph-properties fo:text-align="center"/>
      <style:text-properties fo:font-size="9pt" style:font-size-asian="9pt" style:font-size-complex="9pt"/>
    </style:style>
    <style:style style:name="P26" style:family="paragraph">
      <loext:graphic-properties draw:fill="none" draw:fill-color="#ffffff"/>
      <style:paragraph-properties style:writing-mode="lr-tb"/>
      <style:text-properties style:font-name="FreeMono1" fo:font-size="14pt" style:font-size-asian="14pt" style:font-size-complex="14pt"/>
    </style:style>
    <style:style style:name="P27" style:family="paragraph">
      <style:paragraph-properties fo:text-align="center" style:writing-mode="lr-tb"/>
      <style:text-properties fo:font-size="18pt"/>
    </style:style>
    <style:style style:name="P28" style:family="paragraph">
      <loext:graphic-properties draw:fill-color="#ffd7d7"/>
      <style:paragraph-properties fo:text-align="center" style:writing-mode="lr-tb"/>
      <style:text-properties fo:font-size="18pt"/>
    </style:style>
    <style:style style:name="P29" style:family="paragraph">
      <loext:graphic-properties draw:fill-color="#ffffff"/>
      <style:paragraph-properties fo:text-align="center" style:writing-mode="lr-tb"/>
      <style:text-properties fo:font-size="18pt"/>
    </style:style>
    <style:style style:name="P30" style:family="paragraph">
      <loext:graphic-properties draw:fill-color="#dee7e5"/>
      <style:paragraph-properties fo:text-align="center" style:writing-mode="lr-tb"/>
      <style:text-properties fo:font-size="18pt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loext:graphic-properties draw:fill-color="#dee6ef"/>
      <style:paragraph-properties fo:text-align="center" style:writing-mode="lr-tb"/>
      <style:text-properties fo:font-size="18pt"/>
    </style:style>
    <style:style style:name="P33" style:family="paragraph">
      <loext:graphic-properties draw:fill="none" draw:fill-color="#ffd7d7"/>
      <style:paragraph-properties fo:text-align="center"/>
      <style:text-properties style:font-name="DejaVu Sans Mono2" fo:font-size="14pt" style:font-size-asian="14pt" style:font-size-complex="14pt"/>
    </style:style>
    <style:style style:name="P34" style:family="paragraph">
      <style:text-properties fo:font-size="12pt"/>
    </style:style>
    <style:style style:name="P35" style:family="paragraph">
      <loext:graphic-properties draw:fill="none" draw:fill-color="#ffffff"/>
      <style:paragraph-properties style:writing-mode="lr-tb"/>
      <style:text-properties style:font-name="DejaVu Sans Mono2" fo:font-size="9pt" style:font-size-asian="14pt" style:font-size-complex="14pt"/>
    </style:style>
    <style:style style:name="P36" style:family="paragraph">
      <style:paragraph-properties fo:text-align="center">
        <style:tab-stops/>
      </style:paragraph-properties>
    </style:style>
    <style:style style:name="P37" style:family="paragraph">
      <loext:graphic-properties draw:fill="none" draw:fill-color="#ffffff"/>
      <style:paragraph-properties style:writing-mode="lr-tb"/>
      <style:text-properties style:font-name="DejaVu Sans Mono2" fo:font-size="7pt" style:font-size-asian="7pt" style:font-size-complex="7pt"/>
    </style:style>
    <style:style style:name="P38" style:family="paragraph">
      <style:paragraph-properties fo:margin-left="0cm" fo:margin-right="0cm" fo:margin-top="1.1cm" fo:margin-bottom="1.1cm" fo:line-height="100%" fo:text-indent="0cm"/>
    </style:style>
    <style:style style:name="P39" style:family="paragraph">
      <loext:graphic-properties draw:fill="none" draw:fill-color="#ffffff"/>
      <style:paragraph-properties style:writing-mode="lr-tb"/>
      <style:text-properties style:font-name="FreeSans1" fo:font-size="20pt" style:font-size-asian="7pt" style:font-size-complex="7pt"/>
    </style:style>
    <style:style style:name="P40" style:family="paragraph">
      <style:paragraph-properties fo:margin-left="0cm" fo:margin-right="0cm" fo:margin-top="0.7cm" fo:margin-bottom="0.7cm" fo:line-height="100%" fo:text-indent="0cm"/>
    </style:style>
    <style:style style:name="P41" style:family="paragraph">
      <style:paragraph-properties fo:margin-left="0cm" fo:margin-right="0cm" fo:margin-top="0.3cm" fo:margin-bottom="0.3cm" fo:line-height="100%" fo:text-indent="0cm"/>
    </style:style>
    <style:style style:name="P42" style:family="paragraph">
      <loext:graphic-properties draw:fill="none" draw:fill-color="#ffffff"/>
      <style:paragraph-properties style:writing-mode="lr-tb"/>
      <style:text-properties fo:color="#666666" loext:opacity="100%" style:font-name="DejaVu Sans Mono2" fo:font-size="16pt" style:font-size-asian="16pt" style:font-size-complex="16pt"/>
    </style:style>
    <style:style style:name="P43" style:family="paragraph">
      <style:paragraph-properties fo:margin-left="0cm" fo:margin-right="0cm" fo:margin-top="0.4cm" fo:margin-bottom="0.4cm" fo:line-height="100%" fo:text-indent="0cm"/>
    </style:style>
    <style:style style:name="P44" style:family="paragraph">
      <loext:graphic-properties draw:fill="none" draw:fill-color="#ffffff"/>
      <style:paragraph-properties style:writing-mode="lr-tb"/>
      <style:text-properties style:font-name="FreeSans1" fo:font-size="16pt" style:font-size-asian="16pt" style:font-size-complex="16pt"/>
    </style:style>
    <style:style style:name="P45" style:family="paragraph">
      <loext:graphic-properties draw:fill="none" draw:fill-color="#ffffff"/>
      <style:paragraph-properties style:writing-mode="lr-tb"/>
      <style:text-properties style:font-name="DejaVu Sans Mono2" fo:font-size="20pt" style:font-size-asian="7pt" style:font-size-complex="7pt"/>
    </style:style>
    <style:style style:name="P46" style:family="paragraph">
      <style:text-properties style:font-name="DejaVu Sans Mono2" fo:font-size="20pt" style:font-size-asian="20pt" style:font-size-complex="20pt"/>
    </style:style>
    <style:style style:name="P47" style:family="paragraph">
      <loext:graphic-properties draw:fill="none" draw:fill-color="#ffffff"/>
      <style:text-properties style:font-name="DejaVu Sans Mono2" fo:font-size="20pt" style:font-size-asian="20pt" style:font-size-complex="20pt"/>
    </style:style>
    <style:style style:name="T1" style:family="text">
      <style:text-properties fo:color="#355269" loext:opacity="100%"/>
    </style:style>
    <style:style style:name="T2" style:family="text">
      <style:text-properties style:font-name="EmojiOne Color1" fo:font-size="60pt" style:font-name-asian="EmojiOne Color1" style:font-size-asian="60pt" style:font-name-complex="EmojiOne Color1" style:font-size-complex="60pt"/>
    </style:style>
    <style:style style:name="T3" style:family="text">
      <style:text-properties fo:font-variant="normal" fo:text-transform="none" fo:color="#355269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fo:font-size="12pt"/>
    </style:style>
    <style:style style:name="T7" style:family="text">
      <style:text-properties style:font-name="EmojiOne Color1" fo:font-size="14pt" style:font-name-asian="EmojiOne Color1" style:font-size-asian="7pt" style:font-name-complex="EmojiOne Color1" style:font-size-complex="7pt"/>
    </style:style>
    <style:style style:name="T8" style:family="text">
      <style:text-properties style:font-name="EmojiOne Color1" fo:font-size="15pt" style:font-name-asian="EmojiOne Color1" style:font-size-asian="7pt" style:font-name-complex="EmojiOne Color1" style:font-size-complex="7pt"/>
    </style:style>
    <style:style style:name="T9" style:family="text">
      <style:text-properties style:font-name="EmojiOne Color1" fo:font-size="15pt" style:font-name-asian="EmojiOne Color1" style:font-size-asian="15pt" style:font-name-complex="EmojiOne Color1" style:font-size-complex="15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EmojiOne Color1" fo:font-size="16pt" style:font-name-asian="EmojiOne Color1" style:font-size-asian="9pt" style:font-name-complex="EmojiOne Color1" style:font-size-complex="9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EmojiOne Color1" fo:font-size="26pt" style:font-name-asian="EmojiOne Color1" style:font-size-asian="26pt" style:font-name-complex="EmojiOne Color1" style:font-size-complex="26pt"/>
    </style:style>
    <style:style style:name="T14" style:family="text">
      <style:text-properties style:font-name="FreeMono1" fo:font-size="14pt" style:font-size-asian="14pt" style:font-size-complex="14pt"/>
    </style:style>
    <style:style style:name="T15" style:family="text">
      <style:text-properties fo:font-size="18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DejaVu Sans Mono2" fo:font-size="9pt" style:font-size-asian="14pt" style:font-size-complex="14pt"/>
    </style:style>
    <style:style style:name="T18" style:family="text">
      <style:text-properties style:font-name="DejaVu Sans Mono2" fo:font-size="7pt" style:font-size-asian="7pt" style:font-size-complex="7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1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font-name="FreeSans1" fo:font-size="20pt" fo:font-style="italic" fo:text-shadow="none" style:text-underline-style="none" fo:font-weight="normal" style:letter-kerning="true" style:font-size-asian="7pt" style:font-style-asian="italic" style:font-weight-asian="normal" style:font-size-complex="7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 loext:opacity="100%" fo:font-style="italic" style:text-underline-style="none" style:font-style-asian="italic" style:font-style-complex="italic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FreeSans1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style:font-name="DejaVu Sans Mono2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Free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ejaVu Sans Mono2" fo:font-size="20pt" style:font-size-asian="7pt" style:font-size-complex="7pt"/>
    </style:style>
    <style:style style:name="T27" style:family="text">
      <style:text-properties style:font-name="DejaVu Sans Mono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2" draw:layer="layout" svg:width="21cm" svg:height="2.75cm" svg:x="1.5cm" svg:y="4.5cm" presentation:class="title">
          <draw:text-box>
            <text:p text:style-name="P1"><text:span text:style-name="T1">Frame</text:span></text:p>
          </draw:text-box>
        </draw:frame>
        <draw:frame draw:style-name="gr1" draw:text-style-name="P4" draw:layer="layout" svg:width="9.633cm" svg:height="0.962cm" svg:x="14cm" svg:y="9.038cm">
          <draw:text-box>
            <text:p text:style-name="P3"><text:span text:style-name="T1">How I Fixed my Focus Problems</text:span></text:p>
          </draw:text-box>
        </draw:frame>
        <draw:frame draw:style-name="gr1" draw:text-style-name="P5" draw:layer="layout" svg:width="3.139cm" svg:height="2.715cm" svg:x="11.5cm" svg:y="1.5cm">
          <draw:text-box>
            <text:p text:style-name="P3"><text:span text:style-name="T2">🤹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7" draw:layer="layout" svg:width="23cm" svg:height="9cm" svg:x="1.5cm" svg:y="0.5cm" presentation:class="title" presentation:user-transformed="true">
          <draw:text-box>
            <text:p><text:span text:style-name="T3">Est reading time:</text:span><text:span text:style-name="T4"> 10m</text:span><text:span text:style-name="T3"><text:line-break/></text:span><text:span text:style-name="T3"><text:line-break/></text:span><text:span text:style-name="T3">Homepage:</text:span><text:span text:style-name="T4"> </text:span><text:span text:style-name="T5"><text:a xlink:href="https://github.com/lelanthran/frame" xlink:type="simple">github.com/lelanthran/frame</text:a></text:span><text:span text:style-name="T5"><text:s/></text:span><text:span text:style-name="T3"><text:line-break/></text:span><text:span text:style-name="T3"><text:line-break/></text:span><text:span text:style-name="T3">Email: </text:span><text:span text:style-name="T4"><text:a xlink:href="mailto:lelanthran@gmail.com" xlink:type="simple">lelanthran@gmail.com</text:a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7" draw:layer="layout" svg:width="23cm" svg:height="9cm" svg:x="1.5cm" svg:y="0.5cm" presentation:class="title" presentation:user-transformed="true">
          <draw:text-box>
            <text:p>I have an idea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7" draw:layer="layout" svg:width="23cm" svg:height="9cm" svg:x="1.5cm" svg:y="0.5cm" presentation:class="title" presentation:user-transformed="true">
          <draw:text-box>
            <text:p>I have an idea<text:line-break/>Or a task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7" draw:layer="layout" svg:width="23cm" svg:height="9cm" svg:x="1.5cm" svg:y="0.5cm" presentation:class="title" presentation:user-transformed="true">
          <draw:text-box>
            <text:p>I have an idea<text:line-break/>Or a task<text:line-break/>Maybe even a chor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text-style-name="P7" draw:layer="layout" svg:width="23cm" svg:height="3.5cm" svg:x="1.5cm" svg:y="0.5cm" presentation:class="title" presentation:user-transformed="true">
          <draw:text-box>
            <text:p>How it looks inside my head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>Context for the task starts forming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line draw:style-name="gr6" draw:text-style-name="P12" draw:layer="layout" svg:x1="5cm" svg:y1="6cm" svg:x2="6.5cm" svg:y2="6cm">
          <text:p/>
        </draw:line>
        <draw:line draw:style-name="gr6" draw:text-style-name="P12" draw:layer="layout" svg:x1="5cm" svg:y1="6.5cm" svg:x2="7.5cm" svg:y2="6.5cm">
          <text:p/>
        </draw:line>
        <draw:line draw:style-name="gr6" draw:text-style-name="P12" draw:layer="layout" svg:x1="5cm" svg:y1="7cm" svg:x2="7cm" svg:y2="7cm">
          <text:p/>
        </draw:line>
        <draw:line draw:style-name="gr6" draw:text-style-name="P12" draw:layer="layout" svg:x1="5cm" svg:y1="7.5cm" svg:x2="7.5cm" svg:y2="7.5cm">
          <text:p/>
        </draw:line>
        <draw:line draw:style-name="gr6" draw:text-style-name="P12" draw:layer="layout" svg:x1="5cm" svg:y1="8cm" svg:x2="6.5cm" svg:y2="8cm">
          <text:p/>
        </draw:line>
        <draw:line draw:style-name="gr6" draw:text-style-name="P12" draw:layer="layout" svg:x1="5cm" svg:y1="8.5cm" svg:x2="7cm" svg:y2="8.5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Another task arises. Maybe it’s a subtask, maybe it’s something altogether different.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line draw:style-name="gr6" draw:text-style-name="P12" draw:layer="layout" svg:x1="5cm" svg:y1="6cm" svg:x2="6.5cm" svg:y2="6cm">
          <text:p/>
        </draw:line>
        <draw:line draw:style-name="gr6" draw:text-style-name="P12" draw:layer="layout" svg:x1="5cm" svg:y1="6.5cm" svg:x2="7.5cm" svg:y2="6.5cm">
          <text:p/>
        </draw:line>
        <draw:line draw:style-name="gr6" draw:text-style-name="P12" draw:layer="layout" svg:x1="5cm" svg:y1="7cm" svg:x2="7cm" svg:y2="7cm">
          <text:p/>
        </draw:line>
        <draw:line draw:style-name="gr6" draw:text-style-name="P12" draw:layer="layout" svg:x1="5cm" svg:y1="7.5cm" svg:x2="7.5cm" svg:y2="7.5cm">
          <text:p/>
        </draw:line>
        <draw:line draw:style-name="gr6" draw:text-style-name="P12" draw:layer="layout" svg:x1="5cm" svg:y1="8cm" svg:x2="6.5cm" svg:y2="8cm">
          <text:p/>
        </draw:line>
        <draw:line draw:style-name="gr6" draw:text-style-name="P12" draw:layer="layout" svg:x1="5cm" svg:y1="8.5cm" svg:x2="7cm" svg:y2="8.5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I start working on the new task...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line draw:style-name="gr6" draw:text-style-name="P12" draw:layer="layout" svg:x1="5cm" svg:y1="6cm" svg:x2="6.5cm" svg:y2="6cm">
          <text:p/>
        </draw:line>
        <draw:line draw:style-name="gr6" draw:text-style-name="P12" draw:layer="layout" svg:x1="5cm" svg:y1="6.5cm" svg:x2="7.5cm" svg:y2="6.5cm">
          <text:p/>
        </draw:line>
        <draw:line draw:style-name="gr6" draw:text-style-name="P12" draw:layer="layout" svg:x1="5cm" svg:y1="7cm" svg:x2="7cm" svg:y2="7cm">
          <text:p/>
        </draw:line>
        <draw:line draw:style-name="gr6" draw:text-style-name="P12" draw:layer="layout" svg:x1="5cm" svg:y1="7.5cm" svg:x2="7.5cm" svg:y2="7.5cm">
          <text:p/>
        </draw:line>
        <draw:line draw:style-name="gr6" draw:text-style-name="P12" draw:layer="layout" svg:x1="5cm" svg:y1="8cm" svg:x2="6.5cm" svg:y2="8cm">
          <text:p/>
        </draw:line>
        <draw:line draw:style-name="gr6" draw:text-style-name="P12" draw:layer="layout" svg:x1="5cm" svg:y1="8.5cm" svg:x2="7cm" svg:y2="8.5cm">
          <text:p/>
        </draw:line>
        <draw:custom-shape draw:style-name="gr4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6cm" svg:x2="6.5cm" svg:y2="6cm">
          <text:p/>
        </draw:line>
        <draw:line draw:style-name="gr6" draw:text-style-name="P12" draw:layer="layout" svg:x1="5cm" svg:y1="6.5cm" svg:x2="7.5cm" svg:y2="6.5cm">
          <text:p/>
        </draw:line>
        <draw:line draw:style-name="gr6" draw:text-style-name="P12" draw:layer="layout" svg:x1="5cm" svg:y1="7cm" svg:x2="7cm" svg:y2="7cm">
          <text:p/>
        </draw:line>
        <draw:line draw:style-name="gr6" draw:text-style-name="P12" draw:layer="layout" svg:x1="5cm" svg:y1="7.5cm" svg:x2="7.5cm" svg:y2="7.5cm">
          <text:p/>
        </draw:line>
        <draw:line draw:style-name="gr6" draw:text-style-name="P12" draw:layer="layout" svg:x1="5cm" svg:y1="8cm" svg:x2="6.5cm" svg:y2="8cm">
          <text:p/>
        </draw:line>
        <draw:line draw:style-name="gr6" draw:text-style-name="P12" draw:layer="layout" svg:x1="5cm" svg:y1="8.5cm" svg:x2="7cm" svg:y2="8.5cm">
          <text:p/>
        </draw:line>
        <draw:custom-shape draw:style-name="gr8" draw:text-style-name="P14" draw:layer="layout" svg:width="3.5cm" svg:height="1.5cm" svg:x="1.04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2" draw:layer="layout" svg:x1="5cm" svg:y1="4cm" svg:x2="6.5cm" svg:y2="4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And more context forms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6.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</text:span><text:span text:style-name="T6">y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c</text:span><text:span text:style-name="T6">a</text:span><text:span text:style-name="T6">p</text:span><text:span text:style-name="T6">a</text:span><text:span text:style-name="T6">c</text:span><text:span text:style-name="T6">i</text:span><text:span text:style-name="T6">t</text:span><text:span text:style-name="T6">y</text:span></text:p>
          </draw:text-box>
        </draw:frame>
        <draw:line draw:style-name="gr6" draw:text-style-name="P12" draw:layer="layout" svg:x1="5cm" svg:y1="6.5cm" svg:x2="6.5cm" svg:y2="6.5cm">
          <text:p/>
        </draw:line>
        <draw:line draw:style-name="gr6" draw:text-style-name="P12" draw:layer="layout" svg:x1="5cm" svg:y1="7cm" svg:x2="7.5cm" svg:y2="7cm">
          <text:p/>
        </draw:line>
        <draw:line draw:style-name="gr6" draw:text-style-name="P12" draw:layer="layout" svg:x1="5cm" svg:y1="7.5cm" svg:x2="7cm" svg:y2="7.5cm">
          <text:p/>
        </draw:line>
        <draw:line draw:style-name="gr6" draw:text-style-name="P12" draw:layer="layout" svg:x1="5cm" svg:y1="8cm" svg:x2="7.5cm" svg:y2="8cm">
          <text:p/>
        </draw:line>
        <draw:line draw:style-name="gr6" draw:text-style-name="P12" draw:layer="layout" svg:x1="5cm" svg:y1="8.5cm" svg:x2="6.5cm" svg:y2="8.5cm">
          <text:p/>
        </draw:line>
        <draw:line draw:style-name="gr6" draw:text-style-name="P12" draw:layer="layout" svg:x1="5cm" svg:y1="9cm" svg:x2="7cm" svg:y2="9cm">
          <text:p/>
        </draw:line>
        <draw:custom-shape draw:style-name="gr4" draw:text-style-name="P10" draw:layer="layout" svg:width="3.5cm" svg:height="1.5cm" svg:x="1cm" svg:y="6.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6.5cm" svg:x2="6.5cm" svg:y2="6.5cm">
          <text:p/>
        </draw:line>
        <draw:line draw:style-name="gr6" draw:text-style-name="P12" draw:layer="layout" svg:x1="5cm" svg:y1="7cm" svg:x2="7.5cm" svg:y2="7cm">
          <text:p/>
        </draw:line>
        <draw:line draw:style-name="gr6" draw:text-style-name="P12" draw:layer="layout" svg:x1="5cm" svg:y1="7.5cm" svg:x2="7cm" svg:y2="7.5cm">
          <text:p/>
        </draw:line>
        <draw:line draw:style-name="gr6" draw:text-style-name="P12" draw:layer="layout" svg:x1="5cm" svg:y1="8cm" svg:x2="7.5cm" svg:y2="8cm">
          <text:p/>
        </draw:line>
        <draw:line draw:style-name="gr6" draw:text-style-name="P12" draw:layer="layout" svg:x1="5cm" svg:y1="8.5cm" svg:x2="6.5cm" svg:y2="8.5cm">
          <text:p/>
        </draw:line>
        <draw:line draw:style-name="gr6" draw:text-style-name="P12" draw:layer="layout" svg:x1="5cm" svg:y1="9cm" svg:x2="7cm" svg:y2="9cm">
          <text:p/>
        </draw:line>
        <draw:custom-shape draw:style-name="gr8" draw:text-style-name="P14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2" draw:layer="layout" svg:x1="5cm" svg:y1="4cm" svg:x2="6.5cm" svg:y2="4cm">
          <text:p/>
        </draw:line>
        <draw:line draw:style-name="gr10" draw:text-style-name="P12" draw:layer="layout" svg:x1="5cm" svg:y1="4.5cm" svg:x2="6cm" svg:y2="4.5cm">
          <text:p/>
        </draw:line>
        <draw:line draw:style-name="gr10" draw:text-style-name="P12" draw:layer="layout" svg:x1="5cm" svg:y1="5cm" svg:x2="7.5cm" svg:y2="5cm">
          <text:p/>
        </draw:line>
        <draw:line draw:style-name="gr10" draw:text-style-name="P12" draw:layer="layout" svg:x1="5cm" svg:y1="5.5cm" svg:x2="6.5cm" svg:y2="5.5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And with more work...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7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line draw:style-name="gr6" draw:text-style-name="P12" draw:layer="layout" svg:x1="5cm" svg:y1="7cm" svg:x2="6.5cm" svg:y2="7cm">
          <text:p/>
        </draw:line>
        <draw:line draw:style-name="gr6" draw:text-style-name="P12" draw:layer="layout" svg:x1="5cm" svg:y1="7.5cm" svg:x2="7.5cm" svg:y2="7.5cm">
          <text:p/>
        </draw:line>
        <draw:line draw:style-name="gr6" draw:text-style-name="P12" draw:layer="layout" svg:x1="5cm" svg:y1="8cm" svg:x2="7cm" svg:y2="8cm">
          <text:p/>
        </draw:line>
        <draw:line draw:style-name="gr6" draw:text-style-name="P12" draw:layer="layout" svg:x1="5cm" svg:y1="8.5cm" svg:x2="7.5cm" svg:y2="8.5cm">
          <text:p/>
        </draw:line>
        <draw:custom-shape draw:style-name="gr4" draw:text-style-name="P10" draw:layer="layout" svg:width="3.5cm" svg:height="1.5cm" svg:x="1cm" svg:y="7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7cm" svg:x2="6.5cm" svg:y2="7cm">
          <text:p/>
        </draw:line>
        <draw:line draw:style-name="gr6" draw:text-style-name="P12" draw:layer="layout" svg:x1="5cm" svg:y1="7.5cm" svg:x2="7.5cm" svg:y2="7.5cm">
          <text:p/>
        </draw:line>
        <draw:line draw:style-name="gr6" draw:text-style-name="P12" draw:layer="layout" svg:x1="5cm" svg:y1="8cm" svg:x2="7cm" svg:y2="8cm">
          <text:p/>
        </draw:line>
        <draw:line draw:style-name="gr6" draw:text-style-name="P12" draw:layer="layout" svg:x1="5cm" svg:y1="8.5cm" svg:x2="7.5cm" svg:y2="8.5cm">
          <text:p/>
        </draw:line>
        <draw:custom-shape draw:style-name="gr8" draw:text-style-name="P14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5cm" svg:y1="4.5cm" svg:x2="6cm" svg:y2="4.5cm">
          <text:p/>
        </draw:line>
        <draw:line draw:style-name="gr10" draw:text-style-name="P12" draw:layer="layout" svg:x1="5cm" svg:y1="5cm" svg:x2="7.5cm" svg:y2="5cm">
          <text:p/>
        </draw:line>
        <draw:line draw:style-name="gr10" draw:text-style-name="P12" draw:layer="layout" svg:x1="5cm" svg:y1="5.5cm" svg:x2="6.5cm" svg:y2="5.5cm">
          <text:p/>
        </draw:line>
        <draw:line draw:style-name="gr10" draw:text-style-name="P12" draw:layer="layout" svg:x1="5cm" svg:y1="4cm" svg:x2="6.5cm" svg:y2="4cm">
          <text:p/>
        </draw:line>
        <draw:line draw:style-name="gr10" draw:text-style-name="P12" draw:layer="layout" svg:x1="5cm" svg:y1="6cm" svg:x2="7cm" svg:y2="6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Even more context forms...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8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line draw:style-name="gr6" draw:text-style-name="P12" draw:layer="layout" svg:x1="5cm" svg:y1="8cm" svg:x2="6.5cm" svg:y2="8cm">
          <text:p/>
        </draw:line>
        <draw:line draw:style-name="gr6" draw:text-style-name="P12" draw:layer="layout" svg:x1="5cm" svg:y1="8.5cm" svg:x2="7.5cm" svg:y2="8.5cm">
          <text:p/>
        </draw:line>
        <draw:line draw:style-name="gr6" draw:text-style-name="P12" draw:layer="layout" svg:x1="5cm" svg:y1="9cm" svg:x2="7cm" svg:y2="9cm">
          <text:p/>
        </draw:line>
        <draw:custom-shape draw:style-name="gr4" draw:text-style-name="P10" draw:layer="layout" svg:width="3.5cm" svg:height="1.5cm" svg:x="1cm" svg:y="8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8cm" svg:x2="6.5cm" svg:y2="8cm">
          <text:p/>
        </draw:line>
        <draw:line draw:style-name="gr6" draw:text-style-name="P12" draw:layer="layout" svg:x1="5cm" svg:y1="8.5cm" svg:x2="7.5cm" svg:y2="8.5cm">
          <text:p/>
        </draw:line>
        <draw:line draw:style-name="gr6" draw:text-style-name="P12" draw:layer="layout" svg:x1="5cm" svg:y1="9cm" svg:x2="7cm" svg:y2="9cm">
          <text:p/>
        </draw:line>
        <draw:custom-shape draw:style-name="gr11" draw:text-style-name="P15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5cm" svg:y1="4.5cm" svg:x2="6cm" svg:y2="4.5cm">
          <text:p/>
        </draw:line>
        <draw:line draw:style-name="gr10" draw:text-style-name="P12" draw:layer="layout" svg:x1="5cm" svg:y1="5cm" svg:x2="7.5cm" svg:y2="5cm">
          <text:p/>
        </draw:line>
        <draw:line draw:style-name="gr10" draw:text-style-name="P12" draw:layer="layout" svg:x1="5cm" svg:y1="5.5cm" svg:x2="6.5cm" svg:y2="5.5cm">
          <text:p/>
        </draw:line>
        <draw:line draw:style-name="gr10" draw:text-style-name="P12" draw:layer="layout" svg:x1="5cm" svg:y1="4cm" svg:x2="6.5cm" svg:y2="4cm">
          <text:p/>
        </draw:line>
        <draw:line draw:style-name="gr10" draw:text-style-name="P12" draw:layer="layout" svg:x1="5cm" svg:y1="6cm" svg:x2="7cm" svg:y2="6cm">
          <text:p/>
        </draw:line>
        <draw:line draw:style-name="gr10" draw:text-style-name="P12" draw:layer="layout" svg:x1="5cm" svg:y1="6.5cm" svg:x2="6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Pretty soon, all I remember of the old task is the name, and maybe one or two items of context.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line draw:style-name="gr6" draw:text-style-name="P12" draw:layer="layout" svg:x1="5cm" svg:y1="9cm" svg:x2="6.5cm" svg:y2="9cm">
          <text:p/>
        </draw:line>
        <draw:custom-shape draw:style-name="gr4" draw:text-style-name="P10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9cm" svg:x2="6.5cm" svg:y2="9cm">
          <text:p/>
        </draw:line>
        <draw:custom-shape draw:style-name="gr11" draw:text-style-name="P15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5cm" svg:y1="4.5cm" svg:x2="6cm" svg:y2="4.5cm">
          <text:p/>
        </draw:line>
        <draw:line draw:style-name="gr10" draw:text-style-name="P12" draw:layer="layout" svg:x1="5cm" svg:y1="5cm" svg:x2="7.5cm" svg:y2="5cm">
          <text:p/>
        </draw:line>
        <draw:line draw:style-name="gr10" draw:text-style-name="P12" draw:layer="layout" svg:x1="5cm" svg:y1="5.5cm" svg:x2="6.5cm" svg:y2="5.468cm">
          <text:p/>
        </draw:line>
        <draw:line draw:style-name="gr10" draw:text-style-name="P12" draw:layer="layout" svg:x1="5cm" svg:y1="4cm" svg:x2="6.5cm" svg:y2="4cm">
          <text:p/>
        </draw:line>
        <draw:line draw:style-name="gr10" draw:text-style-name="P12" draw:layer="layout" svg:x1="5cm" svg:y1="6cm" svg:x2="7cm" svg:y2="6cm">
          <text:p/>
        </draw:line>
        <draw:line draw:style-name="gr10" draw:text-style-name="P12" draw:layer="layout" svg:x1="5cm" svg:y1="6.5cm" svg:x2="6.5cm" svg:y2="6.5cm">
          <text:p/>
        </draw:line>
        <draw:line draw:style-name="gr12" draw:text-style-name="P16" draw:layer="layout" svg:x1="5cm" svg:y1="7cm" svg:x2="6.5cm" svg:y2="7cm">
          <text:p/>
        </draw:line>
        <draw:line draw:style-name="gr12" draw:text-style-name="P16" draw:layer="layout" svg:x1="5cm" svg:y1="7.5cm" svg:x2="7.5cm" svg:y2="7.5cm">
          <text:p/>
        </draw:line>
        <draw:line draw:style-name="gr12" draw:text-style-name="P16" draw:layer="layout" svg:x1="5cm" svg:y1="8cm" svg:x2="6cm" svg:y2="7.979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This is a problem when I complete my current task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line draw:style-name="gr6" draw:text-style-name="P12" draw:layer="layout" svg:x1="5cm" svg:y1="9cm" svg:x2="6.5cm" svg:y2="9cm">
          <text:p/>
        </draw:line>
        <draw:custom-shape draw:style-name="gr4" draw:text-style-name="P10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9cm" svg:x2="6.5cm" svg:y2="9cm">
          <text:p/>
        </draw:line>
        <draw:custom-shape draw:style-name="gr11" draw:text-style-name="P15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5cm" svg:y1="4.5cm" svg:x2="6cm" svg:y2="4.5cm">
          <text:p/>
        </draw:line>
        <draw:line draw:style-name="gr10" draw:text-style-name="P12" draw:layer="layout" svg:x1="5cm" svg:y1="5cm" svg:x2="7.5cm" svg:y2="5cm">
          <text:p/>
        </draw:line>
        <draw:line draw:style-name="gr10" draw:text-style-name="P12" draw:layer="layout" svg:x1="5cm" svg:y1="5.5cm" svg:x2="6.5cm" svg:y2="5.5cm">
          <text:p/>
        </draw:line>
        <draw:line draw:style-name="gr10" draw:text-style-name="P12" draw:layer="layout" svg:x1="5cm" svg:y1="4cm" svg:x2="6.5cm" svg:y2="4cm">
          <text:p/>
        </draw:line>
        <draw:line draw:style-name="gr10" draw:text-style-name="P12" draw:layer="layout" svg:x1="5cm" svg:y1="6cm" svg:x2="7cm" svg:y2="6cm">
          <text:p/>
        </draw:line>
        <draw:line draw:style-name="gr10" draw:text-style-name="P12" draw:layer="layout" svg:x1="5cm" svg:y1="6.5cm" svg:x2="6.5cm" svg:y2="6.5cm">
          <text:p/>
        </draw:line>
        <draw:line draw:style-name="gr12" draw:text-style-name="P16" draw:layer="layout" svg:x1="5cm" svg:y1="7cm" svg:x2="6.5cm" svg:y2="7cm">
          <text:p/>
        </draw:line>
        <draw:line draw:style-name="gr12" draw:text-style-name="P16" draw:layer="layout" svg:x1="5cm" svg:y1="7.5cm" svg:x2="7.5cm" svg:y2="7.5cm">
          <text:p/>
        </draw:line>
        <draw:line draw:style-name="gr12" draw:text-style-name="P16" draw:layer="layout" svg:x1="5cm" svg:y1="8cm" svg:x2="6cm" svg:y2="8cm">
          <text:p/>
        </draw:line>
        <draw:frame draw:style-name="gr1" draw:text-style-name="P5" draw:layer="layout" svg:width="3.139cm" svg:height="2.715cm" svg:x="2.861cm" svg:y="4.5cm">
          <draw:text-box>
            <text:p text:style-name="P3"><text:span text:style-name="T2">✅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And need to resume my previous task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custom-shape draw:style-name="gr4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5cm" svg:x2="6.5cm" svg:y2="5cm">
          <text:p/>
        </draw:line>
        <draw:frame draw:style-name="gr1" draw:text-style-name="P5" draw:layer="layout" svg:width="3.139cm" svg:height="2.715cm" svg:x="4.361cm" svg:y="5.285cm">
          <draw:text-box>
            <text:p text:style-name="P3"><text:span text:style-name="T2">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My context is mostly gone. Sure, I can get it back with effort. Maybe a lot of effort.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custom-shape draw:style-name="gr4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5cm" svg:x2="6.5cm" svg:y2="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I usually don’t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custom-shape draw:style-name="gr4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5cm" svg:x2="6.5cm" svg:y2="5cm">
          <text:p/>
        </draw:line>
        <draw:frame draw:style-name="gr13" draw:text-style-name="P17" draw:layer="layout" svg:width="1.12cm" svg:height="0.831cm" svg:x="4.979cm" svg:y="5.212cm">
          <draw:text-box>
            <text:p><text:span text:style-name="T7">🎮</text:span></text:p>
          </draw:text-box>
        </draw:frame>
        <draw:frame draw:style-name="gr14" draw:text-style-name="P18" draw:layer="layout" svg:width="1.162cm" svg:height="0.865cm" svg:x="5cm" svg:y="7.793cm">
          <draw:text-box>
            <text:p><text:span text:style-name="T8">📱</text:span></text:p>
          </draw:text-box>
        </draw:frame>
        <draw:frame draw:style-name="gr14" draw:text-style-name="P19" draw:layer="layout" svg:width="1.162cm" svg:height="0.865cm" svg:x="5cm" svg:y="6.928cm">
          <draw:text-box>
            <text:p><text:span text:style-name="T9">🍔</text:span></text:p>
          </draw:text-box>
        </draw:frame>
        <draw:frame draw:style-name="gr14" draw:text-style-name="P19" draw:layer="layout" svg:width="1.162cm" svg:height="0.865cm" svg:x="5cm" svg:y="6cm">
          <draw:text-box>
            <text:p><text:span text:style-name="T9">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A smart person would have recorded context on the task they were working on.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custom-shape draw:style-name="gr4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5cm" svg:x2="6.5cm" svg:y2="5cm">
          <text:p/>
        </draw:line>
        <draw:frame draw:style-name="gr15" draw:text-style-name="P20" draw:layer="layout" svg:width="2.835cm" svg:height="0.607cm" svg:x="4.665cm" svg:y="5.393cm">
          <draw:text-box>
            <text:p><text:span text:style-name="T10">Jira ticket #45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But, too much friction in using these systems.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custom-shape draw:style-name="gr4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5cm" svg:x2="6.5cm" svg:y2="5cm">
          <text:p/>
        </draw:line>
        <draw:frame draw:style-name="gr15" draw:text-style-name="P20" draw:layer="layout" svg:width="2.835cm" svg:height="0.607cm" svg:x="4.665cm" svg:y="5.393cm">
          <draw:text-box>
            <text:p><text:span text:style-name="T10">Jira ticket #45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Pen and paper works a little better...</text:p>
          </draw:text-box>
        </draw:frame>
        <draw:custom-shape draw:style-name="gr3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3.5cm">
          <draw:text-box>
            <text:p><text:span text:style-name="T6">My Memory capacity</text:span></text:p>
          </draw:text-box>
        </draw:frame>
        <draw:custom-shape draw:style-name="gr4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5cm" svg:y1="5cm" svg:x2="6.5cm" svg:y2="5cm">
          <text:p/>
        </draw:line>
        <draw:frame draw:style-name="gr16" draw:text-style-name="P21" draw:layer="layout" svg:width="1.205cm" svg:height="0.903cm" svg:x="5cm" svg:y="5.376cm">
          <draw:text-box>
            <text:p><text:span text:style-name="T11">📒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But neither searchable ...</text:p>
          </draw:text-box>
        </draw:frame>
        <draw:custom-shape draw:style-name="gr17" draw:text-style-name="P8" draw:layer="layout" svg:width="27cm" svg:height="1.5cm" svg:x="0.5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388cm" svg:height="0.725cm" svg:x="23.112cm" svg:y="5cm">
          <draw:text-box>
            <text:p><text:span text:style-name="T6">My Memory capacity</text:span></text:p>
          </draw:text-box>
        </draw:frame>
        <draw:custom-shape draw:style-name="gr18" draw:text-style-name="P10" draw:layer="layout" svg:width="1cm" svg:height="0.5cm" svg:x="1cm" svg:y="5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1cm" svg:height="0.5cm" svg:x="1cm" svg:y="4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1cm" svg:height="0.5cm" svg:x="1cm" svg:y="3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1cm" svg:height="0.5cm" svg:x="1cm" svg:y="6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1cm" svg:height="0.5cm" svg:x="1cm" svg:y="7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1cm" svg:height="0.5cm" svg:x="1cm" svg:y="8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1cm" svg:height="0.5cm" svg:x="1cm" svg:y="9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1cm" svg:height="0.5cm" svg:x="1cm" svg:y="10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1cm" svg:height="0.5cm" svg:x="1cm" svg:y="11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1cm" svg:height="0.5cm" svg:x="1cm" svg:y="12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2.839cm" svg:height="0.725cm" svg:x="23.112cm" svg:y="3.5cm">
          <draw:text-box>
            <text:p><text:span text:style-name="T6">Future tasks</text:span></text:p>
          </draw:text-box>
        </draw:frame>
        <draw:frame draw:style-name="gr21" draw:text-style-name="P11" draw:layer="layout" svg:width="2.174cm" svg:height="0.725cm" svg:x="23.112cm" svg:y="6.775cm">
          <draw:text-box>
            <text:p><text:span text:style-name="T6">My tas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Nor scalable</text:p>
          </draw:text-box>
        </draw:frame>
        <draw:custom-shape draw:style-name="gr22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388cm" svg:height="0.725cm" svg:x="23.112cm" svg:y="5.725cm">
          <draw:text-box>
            <text:p><text:span text:style-name="T6">My Memory capacity</text:span></text:p>
          </draw:text-box>
        </draw:frame>
        <draw:custom-shape draw:style-name="gr23" draw:text-style-name="P22" draw:layer="layout" svg:width="0.5cm" svg:height="0.269cm" svg:x="1cm" svg:y="3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4.03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4.5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1cm" svg:y="5.11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5.65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6.1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6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3.52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4.06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4.602cm">
          <text:p text:style-name="P9"><text:s/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1.001cm" svg:y="5.1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5.67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5cm" svg:height="0.269cm" svg:x="1.001cm" svg:y="6.21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6.75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7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8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8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0.999cm" svg:y="9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9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10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10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7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8.03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8.577cm">
          <text:p text:style-name="P9"><text:s/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1cm" svg:y="9.11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9.65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0.1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0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1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2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2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1cm" svg:y="13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3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4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4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1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2.03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2.577cm">
          <text:p text:style-name="P9"><text:s/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1.001cm" svg:y="13.11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3.65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4.1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4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Treating tasks like a stack works for me.<text:line-break/>I only work on the task at the top of the stack</text:p>
          </draw:text-box>
        </draw:frame>
        <draw:custom-shape draw:style-name="gr22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388cm" svg:height="0.725cm" svg:x="23.112cm" svg:y="5.725cm">
          <draw:text-box>
            <text:p><text:span text:style-name="T6">My Memory capacity</text:span></text:p>
          </draw:text-box>
        </draw:frame>
        <draw:custom-shape draw:style-name="gr25" draw:text-style-name="P24" draw:layer="layout" svg:width="1.5cm" svg:height="8.5cm" svg:x="0.5cm" svg:y="6.1cm">
          <text:p text:style-name="P23"><text:span text:style-name="T10">Stack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When I start a new task, it is PUSHED<text:line-break/>onto my stack, and becomes<text:line-break/>my CURRENT task.</text:p>
          </draw:text-box>
        </draw:frame>
        <draw:custom-shape draw:style-name="gr22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388cm" svg:height="0.725cm" svg:x="23.112cm" svg:y="5.725cm">
          <draw:text-box>
            <text:p><text:span text:style-name="T6">My Memory capacity</text:span></text:p>
          </draw:text-box>
        </draw:frame>
        <draw:custom-shape draw:style-name="gr26" draw:text-style-name="P15" draw:layer="layout" svg:width="0.5cm" svg:height="0.269cm" svg:x="2cm" svg:y="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5" draw:layer="layout" svg:x1="2cm" svg:y1="4.5cm" svg:x2="1.5cm" svg:y2="5.5cm">
          <text:p/>
        </draw:line>
        <draw:custom-shape draw:style-name="gr25" draw:text-style-name="P24" draw:layer="layout" svg:width="1.5cm" svg:height="8.5cm" svg:x="0.5cm" svg:y="6cm">
          <text:p text:style-name="P23"><text:span text:style-name="T10">Stack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When I start a new task, it is PUSHED<text:line-break/>onto my stack, and becomes<text:line-break/>my CURRENT task.</text:p>
          </draw:text-box>
        </draw:frame>
        <draw:custom-shape draw:style-name="gr22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388cm" svg:height="0.725cm" svg:x="23.112cm" svg:y="5.725cm">
          <draw:text-box>
            <text:p><text:span text:style-name="T6">My Memory capacity</text:span></text:p>
          </draw:text-box>
        </draw:frame>
        <draw:custom-shape draw:style-name="gr28" draw:text-style-name="P24" draw:layer="layout" svg:width="1.5cm" svg:height="9.5cm" svg:x="0.5cm" svg:y="6cm">
          <text:p text:style-name="P23"><text:span text:style-name="T10">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5cm" svg:height="0.269cm" svg:x="1cm" svg:y="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7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8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8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1cm" svg:y="9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9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0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0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1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2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2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1.001cm" svg:y="13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3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4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.001cm" svg:y="14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When I finish a task, it is POPPED and discarded.<text:line-break/>I resume working on the current top-of-stack task</text:p>
          </draw:text-box>
        </draw:frame>
        <draw:custom-shape draw:style-name="gr22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388cm" svg:height="0.725cm" svg:x="23.112cm" svg:y="5.725cm">
          <draw:text-box>
            <text:p><text:span text:style-name="T6">My Memory capacity</text:span></text:p>
          </draw:text-box>
        </draw:frame>
        <draw:custom-shape draw:style-name="gr25" draw:text-style-name="P24" draw:layer="layout" svg:width="1.5cm" svg:height="8.5cm" svg:x="0.5cm" svg:y="6cm">
          <text:p text:style-name="P23"><text:span text:style-name="T10">Stack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5cm" svg:height="0.269cm" svg:x="3.5cm" svg:y="6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0" draw:layer="layout" svg:width="1.988cm" svg:height="1.318cm" svg:x="5.5cm" svg:y="8cm">
          <draw:text-box>
            <text:p><text:span text:style-name="T10"><text:s/></text:span><text:span text:style-name="T12"><text:s/></text:span><text:span text:style-name="T13">🚮</text:span></text:p>
          </draw:text-box>
        </draw:frame>
        <draw:line draw:style-name="gr30" draw:text-style-name="P25" draw:layer="layout" svg:x1="4cm" svg:y1="7cm" svg:x2="6cm" svg:y2="8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Frame supports this serial way of working<text:line-break/>(Parallel too, but that’s in a later slide)</text:p>
          </draw:text-box>
        </draw:frame>
        <draw:custom-shape draw:style-name="gr22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388cm" svg:height="0.725cm" svg:x="23.112cm" svg:y="5.725cm">
          <draw:text-box>
            <text:p><text:span text:style-name="T6">My Memory capacity</text:span></text:p>
          </draw:text-box>
        </draw:frame>
        <draw:custom-shape draw:style-name="gr28" draw:text-style-name="P24" draw:layer="layout" svg:width="1.5cm" svg:height="9.5cm" svg:x="0.5cm" svg:y="6cm">
          <text:p text:style-name="P23"><text:span text:style-name="T10">Stack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6" draw:layer="layout" svg:width="3.762cm" svg:height="0.746cm" svg:x="1.5cm" svg:y="3.5cm">
          <draw:text-box>
            <text:p><text:span text:style-name="T14">frame push </text:span></text:p>
          </draw:text-box>
        </draw:frame>
        <draw:custom-shape draw:style-name="gr26" draw:text-style-name="P15" draw:layer="layout" svg:width="0.5cm" svg:height="0.269cm" svg:x="5cm" svg:y="3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Tasks are <text:span text:style-name="T5">PUSH</text:span>ED, with a context ...</text:p>
          </draw:text-box>
        </draw:frame>
        <draw:custom-shape draw:style-name="gr22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388cm" svg:height="0.725cm" svg:x="23.112cm" svg:y="5.725cm">
          <draw:text-box>
            <text:p><text:span text:style-name="T6">My Memory capacity</text:span></text:p>
          </draw:text-box>
        </draw:frame>
        <draw:custom-shape draw:style-name="gr28" draw:text-style-name="P24" draw:layer="layout" svg:width="1.5cm" svg:height="9.5cm" svg:x="0.5cm" svg:y="6cm">
          <text:p text:style-name="P23"><text:span text:style-name="T10">Stack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0.5cm" svg:height="0.269cm" svg:x="1cm" svg:y="7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7.47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8.013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8.552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7cm" svg:x="1cm" svg:y="9.0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9.62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10.168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10.706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1.47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2.013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2.552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7cm" svg:x="1.001cm" svg:y="13.0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3.62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4.168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4.706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draw:layer="layout" svg:width="0.5cm" svg:height="0.269cm" svg:x="1cm" svg:y="6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The context is stored with the task, viewable with a <text:span text:style-name="T5">STATUS</text:span> command.</text:p>
          </draw:text-box>
        </draw:frame>
        <draw:custom-shape draw:style-name="gr32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3.5cm" svg:height="1.5cm" svg:x="1cm" svg:y="10cm">
          <text:p text:style-name="P27"><text:span text:style-name="T15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6.5cm">
          <draw:text-box>
            <text:p><text:span text:style-name="T6">My Memory capacity</text:span></text:p>
          </draw:text-box>
        </draw:frame>
        <draw:custom-shape draw:style-name="gr4" draw:text-style-name="P28" draw:layer="layout" svg:width="3.5cm" svg:height="1.5cm" svg:x="1cm" svg:y="10cm">
          <text:p text:style-name="P27"><text:span text:style-name="T15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2" draw:layer="layout" svg:width="3.5cm" svg:height="1.5cm" svg:x="1.041cm" svg:y="7cm">
          <text:p text:style-name="P27"><text:span text:style-name="T15">Task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5cm" svg:y1="7.5cm" svg:x2="6.5cm" svg:y2="7.5cm">
          <text:p/>
        </draw:line>
        <draw:line draw:style-name="gr12" draw:text-style-name="P16" draw:layer="layout" svg:x1="5cm" svg:y1="8.021cm" svg:x2="6.5cm" svg:y2="8cm">
          <text:p/>
        </draw:line>
        <draw:line draw:style-name="gr10" draw:text-style-name="P12" draw:layer="layout" svg:x1="5cm" svg:y1="7.032cm" svg:x2="7cm" svg:y2="7cm">
          <text:p/>
        </draw:line>
        <draw:frame draw:style-name="gr33" draw:text-style-name="P26" draw:layer="layout" svg:width="4.354cm" svg:height="0.746cm" svg:x="1.5cm" svg:y="3.5cm">
          <draw:text-box>
            <text:p><text:span text:style-name="T14">frame status </text:span></text:p>
          </draw:text-box>
        </draw:frame>
        <draw:line draw:style-name="gr12" draw:text-style-name="P16" draw:layer="layout" svg:x1="5cm" svg:y1="8.5cm" svg:x2="7cm" svg:y2="8.5cm">
          <text:p/>
        </draw:line>
        <draw:line draw:style-name="gr10" draw:text-style-name="P12" draw:layer="layout" svg:x1="9cm" svg:y1="4cm" svg:x2="10.5cm" svg:y2="4cm">
          <text:p/>
        </draw:line>
        <draw:line draw:style-name="gr12" draw:text-style-name="P16" draw:layer="layout" svg:x1="9cm" svg:y1="4.521cm" svg:x2="10.5cm" svg:y2="4.5cm">
          <text:p/>
        </draw:line>
        <draw:line draw:style-name="gr10" draw:text-style-name="P12" draw:layer="layout" svg:x1="9cm" svg:y1="3.532cm" svg:x2="11cm" svg:y2="3.5cm">
          <text:p/>
        </draw:line>
        <draw:line draw:style-name="gr12" draw:text-style-name="P16" draw:layer="layout" svg:x1="9cm" svg:y1="5cm" svg:x2="11cm" svg:y2="5cm">
          <text:p/>
        </draw:line>
        <draw:line draw:style-name="gr34" draw:text-style-name="P33" draw:layer="layout" svg:x1="5.854cm" svg:y1="4cm" svg:x2="8.5cm" svg:y2="4cm">
          <text:p/>
        </draw:line>
        <draw:line draw:style-name="gr6" draw:text-style-name="P12" draw:layer="layout" svg:x1="5cm" svg:y1="10cm" svg:x2="6.5cm" svg:y2="10cm">
          <text:p/>
        </draw:line>
        <draw:line draw:style-name="gr6" draw:text-style-name="P12" draw:layer="layout" svg:x1="5cm" svg:y1="10.5cm" svg:x2="7.5cm" svg:y2="10.5cm">
          <text:p/>
        </draw:line>
        <draw:line draw:style-name="gr6" draw:text-style-name="P12" draw:layer="layout" svg:x1="5cm" svg:y1="11cm" svg:x2="7cm" svg:y2="11cm">
          <text:p/>
        </draw:line>
        <draw:line draw:style-name="gr6" draw:text-style-name="P12" draw:layer="layout" svg:x1="5cm" svg:y1="11.5cm" svg:x2="7.5cm" svg:y2="11.5cm">
          <text:p/>
        </draw:lin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Context can be edited, appended to and replaced.</text:p>
          </draw:text-box>
        </draw:frame>
        <draw:custom-shape draw:style-name="gr32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3.5cm" svg:height="1.5cm" svg:x="1cm" svg:y="10cm">
          <text:p text:style-name="P27"><text:span text:style-name="T15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6.5cm">
          <draw:text-box>
            <text:p><text:span text:style-name="T6">My Memory capacity</text:span></text:p>
          </draw:text-box>
        </draw:frame>
        <draw:line draw:style-name="gr6" draw:text-style-name="P12" draw:layer="layout" svg:x1="5cm" svg:y1="10cm" svg:x2="6.5cm" svg:y2="10cm">
          <text:p/>
        </draw:line>
        <draw:line draw:style-name="gr6" draw:text-style-name="P12" draw:layer="layout" svg:x1="5cm" svg:y1="10.5cm" svg:x2="7.5cm" svg:y2="10.5cm">
          <text:p/>
        </draw:line>
        <draw:line draw:style-name="gr6" draw:text-style-name="P12" draw:layer="layout" svg:x1="5cm" svg:y1="11cm" svg:x2="7cm" svg:y2="11cm">
          <text:p/>
        </draw:line>
        <draw:line draw:style-name="gr6" draw:text-style-name="P12" draw:layer="layout" svg:x1="5cm" svg:y1="11.5cm" svg:x2="7.5cm" svg:y2="11.5cm">
          <text:p/>
        </draw:line>
        <draw:custom-shape draw:style-name="gr4" draw:text-style-name="P28" draw:layer="layout" svg:width="3.5cm" svg:height="1.5cm" svg:x="1cm" svg:y="10cm">
          <text:p text:style-name="P27"><text:span text:style-name="T15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2" draw:layer="layout" svg:width="3.5cm" svg:height="1.5cm" svg:x="1.041cm" svg:y="7cm">
          <text:p text:style-name="P27"><text:span text:style-name="T15">Task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5cm" svg:y1="7.5cm" svg:x2="6.5cm" svg:y2="7.5cm">
          <text:p/>
        </draw:line>
        <draw:line draw:style-name="gr12" draw:text-style-name="P16" draw:layer="layout" svg:x1="5cm" svg:y1="8cm" svg:x2="6.5cm" svg:y2="7.979cm">
          <text:p/>
        </draw:line>
        <draw:line draw:style-name="gr10" draw:text-style-name="P12" draw:layer="layout" svg:x1="5cm" svg:y1="7.032cm" svg:x2="7cm" svg:y2="7cm">
          <text:p/>
        </draw:line>
        <draw:frame draw:style-name="gr31" draw:text-style-name="P26" draw:layer="layout" svg:width="3.762cm" svg:height="0.746cm" svg:x="1.5cm" svg:y="3.5cm">
          <draw:text-box>
            <text:p><text:span text:style-name="T14">frame edit </text:span></text:p>
          </draw:text-box>
        </draw:frame>
        <draw:line draw:style-name="gr12" draw:text-style-name="P16" draw:layer="layout" svg:x1="5cm" svg:y1="8.5cm" svg:x2="7cm" svg:y2="8.5cm">
          <text:p/>
        </draw:line>
        <draw:line draw:style-name="gr10" draw:text-style-name="P12" draw:layer="layout" svg:x1="9cm" svg:y1="4cm" svg:x2="10.5cm" svg:y2="4cm">
          <text:p/>
        </draw:line>
        <draw:line draw:style-name="gr12" draw:text-style-name="P16" draw:layer="layout" svg:x1="9cm" svg:y1="4.521cm" svg:x2="10.5cm" svg:y2="4.5cm">
          <text:p/>
        </draw:line>
        <draw:line draw:style-name="gr10" draw:text-style-name="P12" draw:layer="layout" svg:x1="9cm" svg:y1="3.532cm" svg:x2="11cm" svg:y2="3.5cm">
          <text:p/>
        </draw:line>
        <draw:line draw:style-name="gr12" draw:text-style-name="P16" draw:layer="layout" svg:x1="9cm" svg:y1="5cm" svg:x2="11cm" svg:y2="5cm">
          <text:p/>
        </draw:line>
        <draw:line draw:style-name="gr34" draw:text-style-name="P33" draw:layer="layout" svg:x1="5.854cm" svg:y1="4cm" svg:x2="8.5cm" svg:y2="4cm">
          <text:p/>
        </draw:line>
        <draw:line draw:style-name="gr34" draw:text-style-name="P33" draw:layer="layout" svg:x1="9cm" svg:y1="5.5cm" svg:x2="7.5cm" svg:y2="6.5cm">
          <text:p/>
        </draw:line>
        <draw:line draw:style-name="gr35" draw:text-style-name="P33" draw:layer="layout" svg:x1="5cm" svg:y1="7cm" svg:x2="6cm" svg:y2="7cm">
          <text:p/>
        </draw:line>
        <draw:line draw:style-name="gr35" draw:text-style-name="P33" draw:layer="layout" svg:x1="5.5cm" svg:y1="7.5cm" svg:x2="7cm" svg:y2="7.5cm">
          <text:p/>
        </draw:line>
        <draw:line draw:style-name="gr35" draw:text-style-name="P33" draw:layer="layout" svg:x1="5cm" svg:y1="8cm" svg:x2="6cm" svg:y2="8cm">
          <text:p/>
        </draw:line>
        <draw:line draw:style-name="gr35" draw:text-style-name="P33" draw:layer="layout" svg:x1="6cm" svg:y1="8.5cm" svg:x2="6.5cm" svg:y2="8.5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Tasks are <text:span text:style-name="T5">POP</text:span>PED when complete. The next task in the stack is now the <text:span text:style-name="T5">CURRENT</text:span> task.</text:p>
          </draw:text-box>
        </draw:frame>
        <draw:custom-shape draw:style-name="gr32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3.5cm" svg:height="1.5cm" svg:x="1cm" svg:y="7cm">
          <text:p text:style-name="P27"><text:span text:style-name="T15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6.5cm">
          <draw:text-box>
            <text:p><text:span text:style-name="T6">My Memory capacity</text:span></text:p>
          </draw:text-box>
        </draw:frame>
        <draw:line draw:style-name="gr6" draw:text-style-name="P12" draw:layer="layout" svg:x1="5cm" svg:y1="7cm" svg:x2="6.5cm" svg:y2="7cm">
          <text:p/>
        </draw:line>
        <draw:line draw:style-name="gr6" draw:text-style-name="P12" draw:layer="layout" svg:x1="5cm" svg:y1="7.5cm" svg:x2="7.5cm" svg:y2="7.5cm">
          <text:p/>
        </draw:line>
        <draw:line draw:style-name="gr6" draw:text-style-name="P12" draw:layer="layout" svg:x1="5cm" svg:y1="8cm" svg:x2="7cm" svg:y2="8cm">
          <text:p/>
        </draw:line>
        <draw:line draw:style-name="gr6" draw:text-style-name="P12" draw:layer="layout" svg:x1="5cm" svg:y1="8.5cm" svg:x2="7.5cm" svg:y2="8.5cm">
          <text:p/>
        </draw:line>
        <draw:custom-shape draw:style-name="gr4" draw:text-style-name="P28" draw:layer="layout" svg:width="3.5cm" svg:height="1.5cm" svg:x="1cm" svg:y="7cm">
          <text:p text:style-name="P27"><text:span text:style-name="T15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3.465cm" svg:height="0.746cm" svg:x="1.5cm" svg:y="3.5cm">
          <draw:text-box>
            <text:p><text:span text:style-name="T14">frame pop </text:span></text:p>
          </draw:text-box>
        </draw:frame>
        <draw:custom-shape draw:style-name="gr8" draw:text-style-name="P32" draw:layer="layout" svg:width="3.5cm" svg:height="1.5cm" svg:x="7.5cm" svg:y="3.5cm">
          <text:p text:style-name="P27"><text:span text:style-name="T15">Task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11.459cm" svg:y1="4cm" svg:x2="12.959cm" svg:y2="4cm">
          <text:p/>
        </draw:line>
        <draw:line draw:style-name="gr12" draw:text-style-name="P16" draw:layer="layout" svg:x1="11.459cm" svg:y1="4.5cm" svg:x2="12.959cm" svg:y2="4.479cm">
          <text:p/>
        </draw:line>
        <draw:line draw:style-name="gr10" draw:text-style-name="P12" draw:layer="layout" svg:x1="11.459cm" svg:y1="3.532cm" svg:x2="13.459cm" svg:y2="3.5cm">
          <text:p/>
        </draw:line>
        <draw:line draw:style-name="gr12" draw:text-style-name="P16" draw:layer="layout" svg:x1="11.459cm" svg:y1="5cm" svg:x2="13.459cm" svg:y2="5cm">
          <text:p/>
        </draw:line>
        <draw:line draw:style-name="gr35" draw:text-style-name="P33" draw:layer="layout" svg:x1="11.459cm" svg:y1="3.5cm" svg:x2="12.459cm" svg:y2="3.5cm">
          <text:p/>
        </draw:line>
        <draw:line draw:style-name="gr35" draw:text-style-name="P33" draw:layer="layout" svg:x1="11.959cm" svg:y1="4cm" svg:x2="13.459cm" svg:y2="4cm">
          <text:p/>
        </draw:line>
        <draw:line draw:style-name="gr35" draw:text-style-name="P33" draw:layer="layout" svg:x1="11.459cm" svg:y1="4.5cm" svg:x2="12.459cm" svg:y2="4.5cm">
          <text:p/>
        </draw:line>
        <draw:line draw:style-name="gr35" draw:text-style-name="P33" draw:layer="layout" svg:x1="12.459cm" svg:y1="5cm" svg:x2="12.959cm" svg:y2="5cm">
          <text:p/>
        </draw:line>
        <draw:frame draw:style-name="gr29" draw:text-style-name="P20" draw:layer="layout" svg:width="1.988cm" svg:height="1.318cm" svg:x="16.512cm" svg:y="4.682cm">
          <draw:text-box>
            <text:p><text:span text:style-name="T10"><text:s/></text:span><text:span text:style-name="T12"><text:s/></text:span><text:span text:style-name="T13">🚮</text:span></text:p>
          </draw:text-box>
        </draw:frame>
        <draw:line draw:style-name="gr37" draw:text-style-name="P33" draw:layer="layout" svg:x1="14cm" svg:y1="4cm" svg:x2="17cm" svg:y2="5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Tasks are <text:span text:style-name="T5">POP</text:span>PED when complete. The next task in the stack is now the <text:span text:style-name="T5">CURRENT</text:span> task.</text:p>
          </draw:text-box>
        </draw:frame>
        <draw:custom-shape draw:style-name="gr32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3.5cm" svg:height="1.5cm" svg:x="1cm" svg:y="7cm">
          <text:p text:style-name="P27"><text:span text:style-name="T15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388cm" svg:height="0.725cm" svg:x="23cm" svg:y="6.5cm">
          <draw:text-box>
            <text:p><text:span text:style-name="T6">My Memory capacity</text:span></text:p>
          </draw:text-box>
        </draw:frame>
        <draw:line draw:style-name="gr6" draw:text-style-name="P12" draw:layer="layout" svg:x1="5cm" svg:y1="7cm" svg:x2="6.5cm" svg:y2="7cm">
          <text:p/>
        </draw:line>
        <draw:line draw:style-name="gr6" draw:text-style-name="P12" draw:layer="layout" svg:x1="5cm" svg:y1="7.5cm" svg:x2="7.5cm" svg:y2="7.5cm">
          <text:p/>
        </draw:line>
        <draw:line draw:style-name="gr6" draw:text-style-name="P12" draw:layer="layout" svg:x1="5cm" svg:y1="8cm" svg:x2="7cm" svg:y2="8cm">
          <text:p/>
        </draw:line>
        <draw:line draw:style-name="gr6" draw:text-style-name="P12" draw:layer="layout" svg:x1="5cm" svg:y1="8.5cm" svg:x2="7.5cm" svg:y2="8.5cm">
          <text:p/>
        </draw:line>
        <draw:custom-shape draw:style-name="gr4" draw:text-style-name="P28" draw:layer="layout" svg:width="3.5cm" svg:height="1.5cm" svg:x="1cm" svg:y="7cm">
          <text:p text:style-name="P27"><text:span text:style-name="T15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3.465cm" svg:height="0.746cm" svg:x="1.5cm" svg:y="3.5cm">
          <draw:text-box>
            <text:p><text:span text:style-name="T14">frame pop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And even while each frame of context is sequential<text:line-break/><text:span text:style-name="T16">in my head...</text:span></text:p>
          </draw:text-box>
        </draw:frame>
        <draw:custom-shape draw:style-name="gr22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388cm" svg:height="0.725cm" svg:x="23.112cm" svg:y="5.725cm">
          <draw:text-box>
            <text:p text:style-name="P34"><text:span text:style-name="T6">My Memory capacity</text:span></text:p>
          </draw:text-box>
        </draw:frame>
        <draw:custom-shape draw:style-name="gr28" draw:text-style-name="P24" draw:layer="layout" svg:width="1.5cm" svg:height="9.5cm" svg:x="0.5cm" svg:y="6cm">
          <text:p text:style-name="P23"><text:span text:style-name="T10">Stack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0.5cm" svg:height="0.269cm" svg:x="1cm" svg:y="7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7.47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8.013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8.552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7cm" svg:x="1cm" svg:y="9.0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9.62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10.168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cm" svg:y="10.706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1.47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2.013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2.552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7cm" svg:x="1.001cm" svg:y="13.0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3.62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4.168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.001cm" svg:y="14.706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draw:layer="layout" svg:width="0.5cm" svg:height="0.269cm" svg:x="1cm" svg:y="6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Reality is rarely sequential.</text:p>
          </draw:text-box>
        </draw:frame>
        <draw:custom-shape draw:style-name="gr23" draw:text-style-name="P29" draw:layer="layout" svg:width="0.5cm" svg:height="0.269cm" svg:x="11.501cm" svg:y="5.52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6.5cm" svg:y="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7.5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3.5cm" svg:y="6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4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7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.5cm" svg:y="5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8.372cm" svg:y="5.792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9" draw:layer="layout" svg:width="0.5cm" svg:height="0.269cm" svg:x="15.5cm" svg:y="4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9cm" svg:y="4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7cm" svg:y="9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3cm" svg:y="7.43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8.5cm" svg:y="6.43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7.93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.872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9" draw:layer="layout" svg:width="0.5cm" svg:height="0.269cm" svg:x="11cm" svg:y="7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3" draw:text-style-name="P29" draw:layer="layout" svg:width="0.5cm" svg:height="0.269cm" svg:x="5.5cm" svg:y="6.439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8.501cm" svg:y="8.256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3.5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.5cm" svg:y="10.462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20.5cm" svg:y="9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9cm" svg:y="6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24cm" svg:y="10.462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22.5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25.372cm" svg:y="8.523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9" draw:layer="layout" svg:width="0.5cm" svg:height="0.269cm" svg:x="22.5cm" svg:y="6.962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6cm" svg:y="6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12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0cm" svg:y="10.17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.5cm" svg:y="9.17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9cm" svg:y="10.67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21.872cm" svg:y="10.962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9" draw:layer="layout" svg:width="0.5cm" svg:height="0.269cm" svg:x="18cm" svg:y="9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3" draw:text-style-name="P29" draw:layer="layout" svg:width="0.5cm" svg:height="0.269cm" svg:x="12.5cm" svg:y="9.17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Tasks that are pushed are actually CHILD tasks of the current task.</text:p>
          </draw:text-box>
        </draw:frame>
        <draw:frame draw:style-name="gr31" draw:text-style-name="P26" draw:layer="layout" svg:width="3.762cm" svg:height="0.746cm" svg:x="1.5cm" svg:y="3.518cm">
          <draw:text-box>
            <text:p><text:span text:style-name="T14">frame push </text:span></text:p>
          </draw:text-box>
        </draw:frame>
        <draw:line draw:style-name="gr38" draw:text-style-name="P33" draw:layer="layout" svg:x1="6.5cm" svg:y1="4cm" svg:x2="10cm" svg:y2="4cm">
          <text:p/>
        </draw:line>
        <draw:custom-shape draw:style-name="gr24" draw:text-style-name="P28" draw:layer="layout" svg:width="0.5cm" svg:height="0.269cm" svg:x="10.479cm" svg:y="3.444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5cm" svg:height="0.269cm" svg:x="11.5cm" svg:y="4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3" draw:layer="layout" svg:x1="10.979cm" svg:y1="3.713cm" svg:x2="11.479cm" svg:y2="4.713cm">
          <text:p/>
        </draw:line>
        <draw:custom-shape draw:style-name="gr26" draw:text-style-name="P15" draw:layer="layout" svg:width="0.5cm" svg:height="0.269cm" svg:x="5.262cm" svg:y="3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6" draw:layer="layout" svg:width="3.762cm" svg:height="0.746cm" svg:x="1.5cm" svg:y="8.254cm">
          <draw:text-box>
            <text:p><text:span text:style-name="T14">frame push </text:span></text:p>
          </draw:text-box>
        </draw:frame>
        <draw:custom-shape draw:style-name="gr40" draw:text-style-name="P15" draw:layer="layout" svg:width="0.5cm" svg:height="0.269cm" svg:x="5.262cm" svg:y="8.46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3" draw:layer="layout" svg:x1="6.5cm" svg:y1="8.556cm" svg:x2="10cm" svg:y2="8.556cm">
          <text:p/>
        </draw:line>
        <draw:custom-shape draw:style-name="gr24" draw:text-style-name="P28" draw:layer="layout" svg:width="0.5cm" svg:height="0.269cm" svg:x="10.479cm" svg:y="8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5cm" svg:height="0.269cm" svg:x="11.5cm" svg:y="9.28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3" draw:layer="layout" svg:x1="10.979cm" svg:y1="8.269cm" svg:x2="11.479cm" svg:y2="9.269cm">
          <text:p/>
        </draw:line>
        <draw:custom-shape draw:style-name="gr40" draw:text-style-name="P15" draw:layer="layout" svg:width="0.5cm" svg:height="0.269cm" svg:x="12.5cm" svg:y="10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3" draw:layer="layout" svg:x1="12cm" svg:y1="9.5cm" svg:x2="12.5cm" svg:y2="10.5cm">
          <text:p/>
        </draw:lin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Resulting in a tree of tasks, <text:span text:style-name="T16">BUT</text:span> only one task is CURRENT at any given time</text:p>
          </draw:text-box>
        </draw:frame>
        <draw:custom-shape draw:style-name="gr23" draw:text-style-name="P29" draw:layer="layout" svg:width="0.5cm" svg:height="0.269cm" svg:x="12.5cm" svg:y="6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.5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cm" svg:y="8.73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cm" svg:y="10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11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0cm" svg:y="9cm">
          <text:p text:style-name="P27"><text:span text:style-name="T15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5cm" svg:height="0.269cm" svg:x="15.5cm" svg:y="10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6.5cm" svg:y="9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1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3" draw:layer="layout" svg:x1="12.5cm" svg:y1="7cm" svg:x2="12cm" svg:y2="8cm">
          <text:p/>
        </draw:line>
        <draw:line draw:style-name="gr43" draw:text-style-name="P33" draw:layer="layout" svg:x1="13cm" svg:y1="7cm" svg:x2="14cm" svg:y2="7.5cm">
          <text:p/>
        </draw:line>
        <draw:line draw:style-name="gr44" draw:text-style-name="P33" draw:layer="layout" svg:x1="14.5cm" svg:y1="8cm" svg:x2="15cm" svg:y2="8.5cm">
          <text:p/>
        </draw:line>
        <draw:line draw:style-name="gr45" draw:text-style-name="P33" draw:layer="layout" svg:x1="15.5cm" svg:y1="9cm" svg:x2="16.5cm" svg:y2="9.5cm">
          <text:p/>
        </draw:line>
        <draw:line draw:style-name="gr46" draw:text-style-name="P33" draw:layer="layout" svg:x1="14cm" svg:y1="8cm" svg:x2="13.5cm" svg:y2="9.5cm">
          <text:p/>
        </draw:line>
        <draw:line draw:style-name="gr47" draw:text-style-name="P33" draw:layer="layout" svg:x1="13.5cm" svg:y1="10cm" svg:x2="14cm" svg:y2="11cm">
          <text:p/>
        </draw:line>
        <draw:line draw:style-name="gr48" draw:text-style-name="P33" draw:layer="layout" svg:x1="13.5cm" svg:y1="9.5cm" svg:x2="15.5cm" svg:y2="10.769cm">
          <text:p/>
        </draw:line>
        <draw:line draw:style-name="gr49" draw:text-style-name="P33" draw:layer="layout" svg:x1="11.5cm" svg:y1="8.5cm" svg:x2="10.5cm" svg:y2="9cm">
          <text:p/>
        </draw:line>
        <draw:line draw:style-name="gr50" draw:text-style-name="P33" draw:layer="layout" svg:x1="12cm" svg:y1="8.5cm" svg:x2="11.5cm" svg:y2="10cm">
          <text:p/>
        </draw:line>
        <draw:line draw:style-name="gr51" draw:text-style-name="P33" draw:layer="layout" svg:x1="11.5cm" svg:y1="10.5cm" svg:x2="12cm" svg:y2="11.5cm">
          <text:p/>
        </draw:line>
        <draw:custom-shape draw:style-name="gr23" draw:text-style-name="P29" draw:layer="layout" svg:width="0.5cm" svg:height="0.269cm" svg:x="13cm" svg:y="9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When a task is POPPED, my new current task is the immediate parent.</text:p>
          </draw:text-box>
        </draw:frame>
        <draw:custom-shape draw:style-name="gr23" draw:text-style-name="P29" draw:layer="layout" svg:width="0.5cm" svg:height="0.269cm" svg:x="12.5cm" svg:y="6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.5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cm" svg:y="8.73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cm" svg:y="10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11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0cm" svg:y="9cm">
          <text:p text:style-name="P27"><text:span text:style-name="T15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5cm" svg:height="0.269cm" svg:x="15.5cm" svg:y="10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6.5cm" svg:y="9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1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3" draw:layer="layout" svg:x1="12.5cm" svg:y1="7cm" svg:x2="12cm" svg:y2="8cm">
          <text:p/>
        </draw:line>
        <draw:line draw:style-name="gr43" draw:text-style-name="P33" draw:layer="layout" svg:x1="13cm" svg:y1="7cm" svg:x2="14cm" svg:y2="7.5cm">
          <text:p/>
        </draw:line>
        <draw:line draw:style-name="gr44" draw:text-style-name="P33" draw:layer="layout" svg:x1="14.5cm" svg:y1="8cm" svg:x2="15cm" svg:y2="8.5cm">
          <text:p/>
        </draw:line>
        <draw:line draw:style-name="gr45" draw:text-style-name="P33" draw:layer="layout" svg:x1="15.5cm" svg:y1="9cm" svg:x2="16.5cm" svg:y2="9.5cm">
          <text:p/>
        </draw:line>
        <draw:line draw:style-name="gr46" draw:text-style-name="P33" draw:layer="layout" svg:x1="14cm" svg:y1="8cm" svg:x2="13.5cm" svg:y2="9.5cm">
          <text:p/>
        </draw:line>
        <draw:line draw:style-name="gr47" draw:text-style-name="P33" draw:layer="layout" svg:x1="13.5cm" svg:y1="10cm" svg:x2="14cm" svg:y2="11cm">
          <text:p/>
        </draw:line>
        <draw:line draw:style-name="gr48" draw:text-style-name="P33" draw:layer="layout" svg:x1="13.5cm" svg:y1="9.5cm" svg:x2="15.5cm" svg:y2="10.769cm">
          <text:p/>
        </draw:line>
        <draw:line draw:style-name="gr49" draw:text-style-name="P33" draw:layer="layout" svg:x1="11.5cm" svg:y1="8.5cm" svg:x2="10.5cm" svg:y2="9cm">
          <text:p/>
        </draw:line>
        <draw:line draw:style-name="gr50" draw:text-style-name="P33" draw:layer="layout" svg:x1="12cm" svg:y1="8.5cm" svg:x2="11.5cm" svg:y2="10cm">
          <text:p/>
        </draw:line>
        <draw:line draw:style-name="gr51" draw:text-style-name="P33" draw:layer="layout" svg:x1="11.5cm" svg:y1="10.5cm" svg:x2="12cm" svg:y2="11.5cm">
          <text:p/>
        </draw:line>
        <draw:custom-shape draw:style-name="gr23" draw:text-style-name="P29" draw:layer="layout" svg:width="0.5cm" svg:height="0.269cm" svg:x="13cm" svg:y="9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3.465cm" svg:height="0.746cm" svg:x="1.501cm" svg:y="3.5cm">
          <draw:text-box>
            <text:p><text:span text:style-name="T14">frame pop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When a task is POPPED, my new current task is the immediate parent.<text:line-break/>Like This</text:p>
          </draw:text-box>
        </draw:frame>
        <draw:custom-shape draw:style-name="gr23" draw:text-style-name="P29" draw:layer="layout" svg:width="0.5cm" svg:height="0.269cm" svg:x="12.5cm" svg:y="6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.5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cm" svg:y="8.73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cm" svg:y="10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11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0cm" svg:y="9cm">
          <text:p text:style-name="P27"><text:span text:style-name="T15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6.5cm" svg:y="9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1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3" draw:layer="layout" svg:x1="12.5cm" svg:y1="7cm" svg:x2="12cm" svg:y2="8cm">
          <text:p/>
        </draw:line>
        <draw:line draw:style-name="gr43" draw:text-style-name="P33" draw:layer="layout" svg:x1="13cm" svg:y1="7cm" svg:x2="14cm" svg:y2="7.5cm">
          <text:p/>
        </draw:line>
        <draw:line draw:style-name="gr44" draw:text-style-name="P33" draw:layer="layout" svg:x1="14.5cm" svg:y1="8cm" svg:x2="15cm" svg:y2="8.5cm">
          <text:p/>
        </draw:line>
        <draw:line draw:style-name="gr45" draw:text-style-name="P33" draw:layer="layout" svg:x1="15.5cm" svg:y1="9cm" svg:x2="16.5cm" svg:y2="9.5cm">
          <text:p/>
        </draw:line>
        <draw:line draw:style-name="gr46" draw:text-style-name="P33" draw:layer="layout" svg:x1="14cm" svg:y1="8cm" svg:x2="13.5cm" svg:y2="9.5cm">
          <text:p/>
        </draw:line>
        <draw:line draw:style-name="gr47" draw:text-style-name="P33" draw:layer="layout" svg:x1="13.5cm" svg:y1="10cm" svg:x2="14cm" svg:y2="11cm">
          <text:p/>
        </draw:line>
        <draw:line draw:style-name="gr49" draw:text-style-name="P33" draw:layer="layout" svg:x1="11.5cm" svg:y1="8.5cm" svg:x2="10.5cm" svg:y2="9cm">
          <text:p/>
        </draw:line>
        <draw:line draw:style-name="gr50" draw:text-style-name="P33" draw:layer="layout" svg:x1="12cm" svg:y1="8.5cm" svg:x2="11.5cm" svg:y2="10cm">
          <text:p/>
        </draw:line>
        <draw:line draw:style-name="gr51" draw:text-style-name="P33" draw:layer="layout" svg:x1="11.5cm" svg:y1="10.5cm" svg:x2="12cm" svg:y2="11.5cm">
          <text:p/>
        </draw:line>
        <draw:custom-shape draw:style-name="gr41" draw:text-style-name="P29" draw:layer="layout" svg:width="0.5cm" svg:height="0.269cm" svg:x="13cm" svg:y="9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3.465cm" svg:height="0.746cm" svg:x="1.501cm" svg:y="3.5cm">
          <draw:text-box>
            <text:p><text:span text:style-name="T14">frame pop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I manually select a child task if my current task has any children.</text:p>
          </draw:text-box>
        </draw:frame>
        <draw:custom-shape draw:style-name="gr23" draw:text-style-name="P29" draw:layer="layout" svg:width="0.5cm" svg:height="0.269cm" svg:x="12.5cm" svg:y="6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.5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cm" svg:y="8.73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cm" svg:y="10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11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0cm" svg:y="9cm">
          <text:p text:style-name="P27"><text:span text:style-name="T15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6.5cm" svg:y="9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3" draw:layer="layout" svg:x1="12.5cm" svg:y1="7cm" svg:x2="12cm" svg:y2="8cm">
          <text:p/>
        </draw:line>
        <draw:line draw:style-name="gr43" draw:text-style-name="P33" draw:layer="layout" svg:x1="13cm" svg:y1="7cm" svg:x2="14cm" svg:y2="7.5cm">
          <text:p/>
        </draw:line>
        <draw:line draw:style-name="gr44" draw:text-style-name="P33" draw:layer="layout" svg:x1="14.5cm" svg:y1="8cm" svg:x2="15cm" svg:y2="8.5cm">
          <text:p/>
        </draw:line>
        <draw:line draw:style-name="gr45" draw:text-style-name="P33" draw:layer="layout" svg:x1="15.5cm" svg:y1="9cm" svg:x2="16.5cm" svg:y2="9.5cm">
          <text:p/>
        </draw:line>
        <draw:line draw:style-name="gr46" draw:text-style-name="P33" draw:layer="layout" svg:x1="14cm" svg:y1="8cm" svg:x2="13.5cm" svg:y2="9.5cm">
          <text:p/>
        </draw:line>
        <draw:line draw:style-name="gr47" draw:text-style-name="P33" draw:layer="layout" svg:x1="13.5cm" svg:y1="10cm" svg:x2="14cm" svg:y2="11cm">
          <text:p/>
        </draw:line>
        <draw:line draw:style-name="gr49" draw:text-style-name="P33" draw:layer="layout" svg:x1="11.5cm" svg:y1="8.5cm" svg:x2="10.5cm" svg:y2="9cm">
          <text:p/>
        </draw:line>
        <draw:line draw:style-name="gr50" draw:text-style-name="P33" draw:layer="layout" svg:x1="12cm" svg:y1="8.5cm" svg:x2="11.5cm" svg:y2="10cm">
          <text:p/>
        </draw:line>
        <draw:line draw:style-name="gr51" draw:text-style-name="P33" draw:layer="layout" svg:x1="11.5cm" svg:y1="10.5cm" svg:x2="12cm" svg:y2="11.5cm">
          <text:p/>
        </draw:line>
        <draw:frame draw:style-name="gr31" draw:text-style-name="P26" draw:layer="layout" svg:width="3.762cm" svg:height="0.746cm" svg:x="1.501cm" svg:y="3.5cm">
          <draw:text-box>
            <text:p><text:span text:style-name="T14">frame down </text:span></text:p>
          </draw:text-box>
        </draw:frame>
        <draw:custom-shape draw:style-name="gr41" draw:text-style-name="P29" draw:layer="layout" svg:width="0.5cm" svg:height="0.269cm" svg:x="5cm" svg:y="3.73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3cm" svg:y="9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5cm" svg:height="0.269cm" svg:x="14cm" svg:y="1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My tree is organised by some major tasks</text:p>
          </draw:text-box>
        </draw:frame>
        <draw:custom-shape draw:style-name="gr23" draw:text-style-name="P29" draw:layer="layout" svg:width="0.5cm" svg:height="0.269cm" svg:x="12.5cm" svg:y="6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.5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cm" svg:y="8.73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cm" svg:y="10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11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0cm" svg:y="9cm">
          <text:p text:style-name="P27"><text:span text:style-name="T15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6.5cm" svg:y="9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3" draw:layer="layout" svg:x1="12.5cm" svg:y1="7cm" svg:x2="12cm" svg:y2="8cm">
          <text:p/>
        </draw:line>
        <draw:line draw:style-name="gr43" draw:text-style-name="P33" draw:layer="layout" svg:x1="13cm" svg:y1="7cm" svg:x2="14cm" svg:y2="7.5cm">
          <text:p/>
        </draw:line>
        <draw:line draw:style-name="gr44" draw:text-style-name="P33" draw:layer="layout" svg:x1="14.5cm" svg:y1="8cm" svg:x2="15cm" svg:y2="8.5cm">
          <text:p/>
        </draw:line>
        <draw:line draw:style-name="gr45" draw:text-style-name="P33" draw:layer="layout" svg:x1="15.5cm" svg:y1="9cm" svg:x2="16.5cm" svg:y2="9.5cm">
          <text:p/>
        </draw:line>
        <draw:line draw:style-name="gr46" draw:text-style-name="P33" draw:layer="layout" svg:x1="14cm" svg:y1="8cm" svg:x2="13.5cm" svg:y2="9.5cm">
          <text:p/>
        </draw:line>
        <draw:line draw:style-name="gr47" draw:text-style-name="P33" draw:layer="layout" svg:x1="13.5cm" svg:y1="10cm" svg:x2="14cm" svg:y2="11cm">
          <text:p/>
        </draw:line>
        <draw:line draw:style-name="gr49" draw:text-style-name="P33" draw:layer="layout" svg:x1="11.5cm" svg:y1="8.5cm" svg:x2="10.5cm" svg:y2="9cm">
          <text:p/>
        </draw:line>
        <draw:line draw:style-name="gr50" draw:text-style-name="P33" draw:layer="layout" svg:x1="12cm" svg:y1="8.5cm" svg:x2="11.5cm" svg:y2="10cm">
          <text:p/>
        </draw:line>
        <draw:line draw:style-name="gr51" draw:text-style-name="P33" draw:layer="layout" svg:x1="11.5cm" svg:y1="10.5cm" svg:x2="12cm" svg:y2="11.5cm">
          <text:p/>
        </draw:line>
        <draw:custom-shape draw:style-name="gr23" draw:text-style-name="P29" draw:layer="layout" svg:width="0.5cm" svg:height="0.269cm" svg:x="13cm" svg:y="9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5cm" svg:height="0.269cm" svg:x="14cm" svg:y="1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5" draw:layer="layout" svg:width="1.264cm" svg:height="0.624cm" svg:x="13cm" svg:y="6.338cm">
          <draw:text-box>
            <text:p><text:span text:style-name="T17">root</text:span></text:p>
          </draw:text-box>
        </draw:frame>
        <draw:frame draw:style-name="gr53" draw:text-style-name="P35" draw:layer="layout" svg:width="1.455cm" svg:height="0.624cm" svg:x="14.5cm" svg:y="7.5cm">
          <draw:text-box>
            <text:p><text:span text:style-name="T17">admin</text:span></text:p>
          </draw:text-box>
        </draw:frame>
        <draw:frame draw:style-name="gr53" draw:text-style-name="P35" draw:layer="layout" svg:width="1.455cm" svg:height="0.624cm" svg:x="15.5cm" svg:y="8.5cm">
          <draw:text-box>
            <text:p><text:span text:style-name="T17">Taxes</text:span></text:p>
          </draw:text-box>
        </draw:frame>
        <draw:frame draw:style-name="gr54" draw:text-style-name="P35" draw:layer="layout" svg:width="2.788cm" svg:height="0.624cm" svg:x="17cm" svg:y="9.5cm">
          <draw:text-box>
            <text:p><text:span text:style-name="T17">Returns 2023</text:span></text:p>
          </draw:text-box>
        </draw:frame>
        <draw:frame draw:style-name="gr52" draw:text-style-name="P35" draw:layer="layout" svg:width="1.264cm" svg:height="0.624cm" svg:x="13.736cm" svg:y="9.5cm">
          <draw:text-box>
            <text:p><text:span text:style-name="T17">Rent</text:span></text:p>
          </draw:text-box>
        </draw:frame>
        <draw:frame draw:style-name="gr55" draw:text-style-name="P35" draw:layer="layout" svg:width="4.122cm" svg:height="0.624cm" svg:x="14.87cm" svg:y="11cm">
          <draw:text-box>
            <text:p><text:span text:style-name="T17">Negotiate new lease</text:span></text:p>
          </draw:text-box>
        </draw:frame>
        <draw:frame draw:style-name="gr56" draw:text-style-name="P35" draw:layer="layout" svg:width="1.836cm" svg:height="0.624cm" svg:x="9.664cm" svg:y="7.876cm">
          <draw:text-box>
            <text:p><text:span text:style-name="T17">Website</text:span></text:p>
          </draw:text-box>
        </draw:frame>
        <draw:frame draw:style-name="gr54" draw:text-style-name="P35" draw:layer="layout" svg:width="2.788cm" svg:height="0.624cm" svg:x="7.212cm" svg:y="9cm">
          <draw:text-box>
            <text:p><text:span text:style-name="T17">Redo Palette</text:span></text:p>
          </draw:text-box>
        </draw:frame>
        <draw:frame draw:style-name="gr57" draw:text-style-name="P35" draw:layer="layout" svg:width="2.026cm" svg:height="0.624cm" svg:x="9cm" svg:y="10.231cm">
          <draw:text-box>
            <text:p><text:span text:style-name="T17">Add copy</text:span></text:p>
          </draw:text-box>
        </draw:frame>
        <draw:frame draw:style-name="gr58" draw:text-style-name="P35" draw:layer="layout" svg:width="4.503cm" svg:height="0.624cm" svg:x="8.5cm" svg:y="11.876cm">
          <draw:text-box>
            <text:p><text:span text:style-name="T17">Ask lawyer about cop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Frame lets me switch frames when I need to.</text:p>
          </draw:text-box>
        </draw:frame>
        <draw:custom-shape draw:style-name="gr23" draw:text-style-name="P29" draw:layer="layout" svg:width="0.5cm" svg:height="0.269cm" svg:x="12.5cm" svg:y="6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.5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cm" svg:y="8.73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cm" svg:y="10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11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0cm" svg:y="9cm">
          <text:p text:style-name="P27"><text:span text:style-name="T15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6.5cm" svg:y="9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3" draw:layer="layout" svg:x1="12.5cm" svg:y1="7cm" svg:x2="12cm" svg:y2="8cm">
          <text:p/>
        </draw:line>
        <draw:line draw:style-name="gr43" draw:text-style-name="P33" draw:layer="layout" svg:x1="13cm" svg:y1="7cm" svg:x2="14cm" svg:y2="7.5cm">
          <text:p/>
        </draw:line>
        <draw:line draw:style-name="gr44" draw:text-style-name="P33" draw:layer="layout" svg:x1="14.5cm" svg:y1="8cm" svg:x2="15cm" svg:y2="8.5cm">
          <text:p/>
        </draw:line>
        <draw:line draw:style-name="gr45" draw:text-style-name="P33" draw:layer="layout" svg:x1="15.5cm" svg:y1="9cm" svg:x2="16.5cm" svg:y2="9.5cm">
          <text:p/>
        </draw:line>
        <draw:line draw:style-name="gr46" draw:text-style-name="P33" draw:layer="layout" svg:x1="14cm" svg:y1="8cm" svg:x2="13.5cm" svg:y2="9.5cm">
          <text:p/>
        </draw:line>
        <draw:line draw:style-name="gr47" draw:text-style-name="P33" draw:layer="layout" svg:x1="13.5cm" svg:y1="10cm" svg:x2="14cm" svg:y2="11cm">
          <text:p/>
        </draw:line>
        <draw:line draw:style-name="gr49" draw:text-style-name="P33" draw:layer="layout" svg:x1="11.5cm" svg:y1="8.5cm" svg:x2="10.5cm" svg:y2="9cm">
          <text:p/>
        </draw:line>
        <draw:line draw:style-name="gr50" draw:text-style-name="P33" draw:layer="layout" svg:x1="12cm" svg:y1="8.5cm" svg:x2="11.5cm" svg:y2="10cm">
          <text:p/>
        </draw:line>
        <draw:line draw:style-name="gr51" draw:text-style-name="P33" draw:layer="layout" svg:x1="11.5cm" svg:y1="10.5cm" svg:x2="12cm" svg:y2="11.5cm">
          <text:p/>
        </draw:line>
        <draw:custom-shape draw:style-name="gr23" draw:text-style-name="P29" draw:layer="layout" svg:width="0.5cm" svg:height="0.269cm" svg:x="13cm" svg:y="9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5cm" svg:height="0.269cm" svg:x="14cm" svg:y="1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5" draw:layer="layout" svg:width="1.264cm" svg:height="0.624cm" svg:x="13cm" svg:y="6.338cm">
          <draw:text-box>
            <text:p><text:span text:style-name="T17">root</text:span></text:p>
          </draw:text-box>
        </draw:frame>
        <draw:frame draw:style-name="gr53" draw:text-style-name="P35" draw:layer="layout" svg:width="1.455cm" svg:height="0.624cm" svg:x="14.5cm" svg:y="7.5cm">
          <draw:text-box>
            <text:p><text:span text:style-name="T17">admin</text:span></text:p>
          </draw:text-box>
        </draw:frame>
        <draw:frame draw:style-name="gr53" draw:text-style-name="P35" draw:layer="layout" svg:width="1.455cm" svg:height="0.624cm" svg:x="15.5cm" svg:y="8.5cm">
          <draw:text-box>
            <text:p><text:span text:style-name="T17">Taxes</text:span></text:p>
          </draw:text-box>
        </draw:frame>
        <draw:frame draw:style-name="gr54" draw:text-style-name="P35" draw:layer="layout" svg:width="2.788cm" svg:height="0.624cm" svg:x="17cm" svg:y="9.5cm">
          <draw:text-box>
            <text:p><text:span text:style-name="T17">Returns 2023</text:span></text:p>
          </draw:text-box>
        </draw:frame>
        <draw:frame draw:style-name="gr52" draw:text-style-name="P35" draw:layer="layout" svg:width="1.264cm" svg:height="0.624cm" svg:x="13.736cm" svg:y="9.5cm">
          <draw:text-box>
            <text:p><text:span text:style-name="T17">Rent</text:span></text:p>
          </draw:text-box>
        </draw:frame>
        <draw:frame draw:style-name="gr55" draw:text-style-name="P35" draw:layer="layout" svg:width="4.122cm" svg:height="0.624cm" svg:x="14.87cm" svg:y="11cm">
          <draw:text-box>
            <text:p><text:span text:style-name="T17">Negotiate new lease</text:span></text:p>
          </draw:text-box>
        </draw:frame>
        <draw:frame draw:style-name="gr56" draw:text-style-name="P35" draw:layer="layout" svg:width="1.836cm" svg:height="0.624cm" svg:x="9.664cm" svg:y="7.876cm">
          <draw:text-box>
            <text:p><text:span text:style-name="T17">Website</text:span></text:p>
          </draw:text-box>
        </draw:frame>
        <draw:frame draw:style-name="gr54" draw:text-style-name="P35" draw:layer="layout" svg:width="2.788cm" svg:height="0.624cm" svg:x="7.212cm" svg:y="9cm">
          <draw:text-box>
            <text:p><text:span text:style-name="T17">Redo Palette</text:span></text:p>
          </draw:text-box>
        </draw:frame>
        <draw:frame draw:style-name="gr57" draw:text-style-name="P35" draw:layer="layout" svg:width="2.026cm" svg:height="0.624cm" svg:x="9cm" svg:y="10.231cm">
          <draw:text-box>
            <text:p><text:span text:style-name="T17">Add copy</text:span></text:p>
          </draw:text-box>
        </draw:frame>
        <draw:frame draw:style-name="gr58" draw:text-style-name="P35" draw:layer="layout" svg:width="4.503cm" svg:height="0.624cm" svg:x="8.5cm" svg:y="11.876cm">
          <draw:text-box>
            <text:p><text:span text:style-name="T17">Ask lawyer about copy</text:span></text:p>
          </draw:text-box>
        </draw:frame>
        <draw:frame draw:style-name="gr59" draw:text-style-name="P26" draw:layer="layout" svg:width="12.652cm" svg:height="0.746cm" svg:x="1.5cm" svg:y="4.5cm">
          <draw:text-box>
            <text:p><text:span text:style-name="T14">frame switch ‘root/website/Redo Palette’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36">Frame lets me switch frames when I need to.<text:line-break/>(See the switch?)</text:p>
          </draw:text-box>
        </draw:frame>
        <draw:custom-shape draw:style-name="gr23" draw:text-style-name="P29" draw:layer="layout" svg:width="0.5cm" svg:height="0.269cm" svg:x="12.5cm" svg:y="6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.5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cm" svg:y="8.73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cm" svg:y="10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11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11cm">
          <text:p text:style-name="P27"><text:span text:style-name="T15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6.5cm" svg:y="9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3" draw:layer="layout" svg:x1="12.5cm" svg:y1="7cm" svg:x2="12cm" svg:y2="8cm">
          <text:p/>
        </draw:line>
        <draw:line draw:style-name="gr43" draw:text-style-name="P33" draw:layer="layout" svg:x1="13cm" svg:y1="7cm" svg:x2="14cm" svg:y2="7.5cm">
          <text:p/>
        </draw:line>
        <draw:line draw:style-name="gr44" draw:text-style-name="P33" draw:layer="layout" svg:x1="14.5cm" svg:y1="8cm" svg:x2="15cm" svg:y2="8.5cm">
          <text:p/>
        </draw:line>
        <draw:line draw:style-name="gr45" draw:text-style-name="P33" draw:layer="layout" svg:x1="15.5cm" svg:y1="9cm" svg:x2="16.5cm" svg:y2="9.5cm">
          <text:p/>
        </draw:line>
        <draw:line draw:style-name="gr46" draw:text-style-name="P33" draw:layer="layout" svg:x1="14cm" svg:y1="8cm" svg:x2="13.5cm" svg:y2="9.5cm">
          <text:p/>
        </draw:line>
        <draw:line draw:style-name="gr47" draw:text-style-name="P33" draw:layer="layout" svg:x1="13.5cm" svg:y1="10cm" svg:x2="14cm" svg:y2="11cm">
          <text:p/>
        </draw:line>
        <draw:line draw:style-name="gr49" draw:text-style-name="P33" draw:layer="layout" svg:x1="11.5cm" svg:y1="8.5cm" svg:x2="10.5cm" svg:y2="9cm">
          <text:p/>
        </draw:line>
        <draw:line draw:style-name="gr50" draw:text-style-name="P33" draw:layer="layout" svg:x1="12cm" svg:y1="8.5cm" svg:x2="11.5cm" svg:y2="10cm">
          <text:p/>
        </draw:line>
        <draw:line draw:style-name="gr51" draw:text-style-name="P33" draw:layer="layout" svg:x1="11.5cm" svg:y1="10.5cm" svg:x2="12cm" svg:y2="11.5cm">
          <text:p/>
        </draw:line>
        <draw:custom-shape draw:style-name="gr23" draw:text-style-name="P29" draw:layer="layout" svg:width="0.5cm" svg:height="0.269cm" svg:x="13cm" svg:y="9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5cm" svg:height="0.269cm" svg:x="10cm" svg:y="9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5" draw:layer="layout" svg:width="1.264cm" svg:height="0.624cm" svg:x="13cm" svg:y="6.338cm">
          <draw:text-box>
            <text:p><text:span text:style-name="T17">root</text:span></text:p>
          </draw:text-box>
        </draw:frame>
        <draw:frame draw:style-name="gr53" draw:text-style-name="P35" draw:layer="layout" svg:width="1.455cm" svg:height="0.624cm" svg:x="14.5cm" svg:y="7.5cm">
          <draw:text-box>
            <text:p><text:span text:style-name="T17">admin</text:span></text:p>
          </draw:text-box>
        </draw:frame>
        <draw:frame draw:style-name="gr53" draw:text-style-name="P35" draw:layer="layout" svg:width="1.455cm" svg:height="0.624cm" svg:x="15.5cm" svg:y="8.5cm">
          <draw:text-box>
            <text:p><text:span text:style-name="T17">Taxes</text:span></text:p>
          </draw:text-box>
        </draw:frame>
        <draw:frame draw:style-name="gr54" draw:text-style-name="P35" draw:layer="layout" svg:width="2.788cm" svg:height="0.624cm" svg:x="17cm" svg:y="9.5cm">
          <draw:text-box>
            <text:p><text:span text:style-name="T17">Returns 2023</text:span></text:p>
          </draw:text-box>
        </draw:frame>
        <draw:frame draw:style-name="gr52" draw:text-style-name="P35" draw:layer="layout" svg:width="1.264cm" svg:height="0.624cm" svg:x="13.736cm" svg:y="9.5cm">
          <draw:text-box>
            <text:p><text:span text:style-name="T17">Rent</text:span></text:p>
          </draw:text-box>
        </draw:frame>
        <draw:frame draw:style-name="gr55" draw:text-style-name="P35" draw:layer="layout" svg:width="4.122cm" svg:height="0.624cm" svg:x="14.87cm" svg:y="11cm">
          <draw:text-box>
            <text:p><text:span text:style-name="T17">Negotiate new lease</text:span></text:p>
          </draw:text-box>
        </draw:frame>
        <draw:frame draw:style-name="gr56" draw:text-style-name="P35" draw:layer="layout" svg:width="1.836cm" svg:height="0.624cm" svg:x="9.664cm" svg:y="7.876cm">
          <draw:text-box>
            <text:p><text:span text:style-name="T17">Website</text:span></text:p>
          </draw:text-box>
        </draw:frame>
        <draw:frame draw:style-name="gr54" draw:text-style-name="P35" draw:layer="layout" svg:width="2.788cm" svg:height="0.624cm" svg:x="7.212cm" svg:y="9cm">
          <draw:text-box>
            <text:p><text:span text:style-name="T17">Redo Palette</text:span></text:p>
          </draw:text-box>
        </draw:frame>
        <draw:frame draw:style-name="gr57" draw:text-style-name="P35" draw:layer="layout" svg:width="2.026cm" svg:height="0.624cm" svg:x="9cm" svg:y="10.231cm">
          <draw:text-box>
            <text:p><text:span text:style-name="T17">Add copy</text:span></text:p>
          </draw:text-box>
        </draw:frame>
        <draw:frame draw:style-name="gr58" draw:text-style-name="P35" draw:layer="layout" svg:width="4.503cm" svg:height="0.624cm" svg:x="8.5cm" svg:y="11.876cm">
          <draw:text-box>
            <text:p><text:span text:style-name="T17">Ask lawyer about copy</text:span></text:p>
          </draw:text-box>
        </draw:frame>
        <draw:frame draw:style-name="gr59" draw:text-style-name="P26" draw:layer="layout" svg:width="12.652cm" svg:height="0.746cm" svg:x="1.5cm" svg:y="4.5cm">
          <draw:text-box>
            <text:p><text:span text:style-name="T14">frame switch ‘root/website/Redo Palette’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Frame HELPS me switch back by remembering which frame I was last in, within each subtree.</text:p>
          </draw:text-box>
        </draw:frame>
        <draw:custom-shape draw:style-name="gr23" draw:text-style-name="P29" draw:layer="layout" svg:width="0.5cm" svg:height="0.269cm" svg:x="12.5cm" svg:y="6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.5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cm" svg:y="8.73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cm" svg:y="10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11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11cm">
          <text:p text:style-name="P27"><text:span text:style-name="T15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6.5cm" svg:y="9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3" draw:layer="layout" svg:x1="12.5cm" svg:y1="7cm" svg:x2="12cm" svg:y2="8cm">
          <text:p/>
        </draw:line>
        <draw:line draw:style-name="gr43" draw:text-style-name="P33" draw:layer="layout" svg:x1="13cm" svg:y1="7cm" svg:x2="14cm" svg:y2="7.5cm">
          <text:p/>
        </draw:line>
        <draw:line draw:style-name="gr44" draw:text-style-name="P33" draw:layer="layout" svg:x1="14.5cm" svg:y1="8cm" svg:x2="15cm" svg:y2="8.5cm">
          <text:p/>
        </draw:line>
        <draw:line draw:style-name="gr45" draw:text-style-name="P33" draw:layer="layout" svg:x1="15.5cm" svg:y1="9cm" svg:x2="16.5cm" svg:y2="9.5cm">
          <text:p/>
        </draw:line>
        <draw:line draw:style-name="gr46" draw:text-style-name="P33" draw:layer="layout" svg:x1="14cm" svg:y1="8cm" svg:x2="13.5cm" svg:y2="9.5cm">
          <text:p/>
        </draw:line>
        <draw:line draw:style-name="gr47" draw:text-style-name="P33" draw:layer="layout" svg:x1="13.5cm" svg:y1="10cm" svg:x2="14cm" svg:y2="11cm">
          <text:p/>
        </draw:line>
        <draw:line draw:style-name="gr49" draw:text-style-name="P33" draw:layer="layout" svg:x1="11.5cm" svg:y1="8.5cm" svg:x2="10.5cm" svg:y2="9cm">
          <text:p/>
        </draw:line>
        <draw:line draw:style-name="gr50" draw:text-style-name="P33" draw:layer="layout" svg:x1="12cm" svg:y1="8.5cm" svg:x2="11.5cm" svg:y2="10cm">
          <text:p/>
        </draw:line>
        <draw:line draw:style-name="gr51" draw:text-style-name="P33" draw:layer="layout" svg:x1="11.5cm" svg:y1="10.5cm" svg:x2="12cm" svg:y2="11.5cm">
          <text:p/>
        </draw:line>
        <draw:custom-shape draw:style-name="gr23" draw:text-style-name="P29" draw:layer="layout" svg:width="0.5cm" svg:height="0.269cm" svg:x="13cm" svg:y="9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5cm" svg:height="0.269cm" svg:x="10cm" svg:y="9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5" draw:layer="layout" svg:width="1.264cm" svg:height="0.624cm" svg:x="13cm" svg:y="6.338cm">
          <draw:text-box>
            <text:p><text:span text:style-name="T17">root</text:span></text:p>
          </draw:text-box>
        </draw:frame>
        <draw:frame draw:style-name="gr53" draw:text-style-name="P35" draw:layer="layout" svg:width="1.455cm" svg:height="0.624cm" svg:x="14.5cm" svg:y="7.5cm">
          <draw:text-box>
            <text:p><text:span text:style-name="T17">admin</text:span></text:p>
          </draw:text-box>
        </draw:frame>
        <draw:frame draw:style-name="gr53" draw:text-style-name="P35" draw:layer="layout" svg:width="1.455cm" svg:height="0.624cm" svg:x="15.5cm" svg:y="8.5cm">
          <draw:text-box>
            <text:p><text:span text:style-name="T17">Taxes</text:span></text:p>
          </draw:text-box>
        </draw:frame>
        <draw:frame draw:style-name="gr54" draw:text-style-name="P35" draw:layer="layout" svg:width="2.788cm" svg:height="0.624cm" svg:x="17cm" svg:y="9.5cm">
          <draw:text-box>
            <text:p><text:span text:style-name="T17">Returns 2023</text:span></text:p>
          </draw:text-box>
        </draw:frame>
        <draw:frame draw:style-name="gr52" draw:text-style-name="P35" draw:layer="layout" svg:width="1.264cm" svg:height="0.624cm" svg:x="13.736cm" svg:y="9.5cm">
          <draw:text-box>
            <text:p><text:span text:style-name="T17">Rent</text:span></text:p>
          </draw:text-box>
        </draw:frame>
        <draw:frame draw:style-name="gr55" draw:text-style-name="P35" draw:layer="layout" svg:width="4.122cm" svg:height="0.624cm" svg:x="14.87cm" svg:y="11cm">
          <draw:text-box>
            <text:p><text:span text:style-name="T17">Negotiate new lease</text:span></text:p>
          </draw:text-box>
        </draw:frame>
        <draw:frame draw:style-name="gr56" draw:text-style-name="P35" draw:layer="layout" svg:width="1.836cm" svg:height="0.624cm" svg:x="9.664cm" svg:y="7.876cm">
          <draw:text-box>
            <text:p><text:span text:style-name="T17">Website</text:span></text:p>
          </draw:text-box>
        </draw:frame>
        <draw:frame draw:style-name="gr54" draw:text-style-name="P35" draw:layer="layout" svg:width="2.788cm" svg:height="0.624cm" svg:x="7.212cm" svg:y="9cm">
          <draw:text-box>
            <text:p><text:span text:style-name="T17">Redo Palette</text:span></text:p>
          </draw:text-box>
        </draw:frame>
        <draw:frame draw:style-name="gr57" draw:text-style-name="P35" draw:layer="layout" svg:width="2.026cm" svg:height="0.624cm" svg:x="9cm" svg:y="10.231cm">
          <draw:text-box>
            <text:p><text:span text:style-name="T17">Add copy</text:span></text:p>
          </draw:text-box>
        </draw:frame>
        <draw:frame draw:style-name="gr58" draw:text-style-name="P35" draw:layer="layout" svg:width="4.503cm" svg:height="0.624cm" svg:x="8.5cm" svg:y="11.876cm">
          <draw:text-box>
            <text:p><text:span text:style-name="T17">Ask lawyer about copy</text:span></text:p>
          </draw:text-box>
        </draw:frame>
        <draw:frame draw:style-name="gr60" draw:text-style-name="P26" draw:layer="layout" svg:width="8.207cm" svg:height="0.746cm" svg:x="1.5cm" svg:y="4.5cm">
          <draw:text-box>
            <text:p><text:span text:style-name="T14">frame switch ‘root/admin’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36">Frame HELPS me switch back by remembering which frame I was last in, within each subtree.<text:line-break/>(See the switch?)</text:p>
          </draw:text-box>
        </draw:frame>
        <draw:custom-shape draw:style-name="gr23" draw:text-style-name="P29" draw:layer="layout" svg:width="0.5cm" svg:height="0.269cm" svg:x="12.5cm" svg:y="6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.5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cm" svg:y="8.73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cm" svg:y="10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11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0cm" svg:y="9cm">
          <text:p text:style-name="P27"><text:span text:style-name="T15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6.5cm" svg:y="9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3" draw:layer="layout" svg:x1="12.5cm" svg:y1="7cm" svg:x2="12cm" svg:y2="8cm">
          <text:p/>
        </draw:line>
        <draw:line draw:style-name="gr43" draw:text-style-name="P33" draw:layer="layout" svg:x1="13cm" svg:y1="7cm" svg:x2="14cm" svg:y2="7.5cm">
          <text:p/>
        </draw:line>
        <draw:line draw:style-name="gr44" draw:text-style-name="P33" draw:layer="layout" svg:x1="14.5cm" svg:y1="8cm" svg:x2="15cm" svg:y2="8.5cm">
          <text:p/>
        </draw:line>
        <draw:line draw:style-name="gr45" draw:text-style-name="P33" draw:layer="layout" svg:x1="15.5cm" svg:y1="9cm" svg:x2="16.5cm" svg:y2="9.5cm">
          <text:p/>
        </draw:line>
        <draw:line draw:style-name="gr46" draw:text-style-name="P33" draw:layer="layout" svg:x1="14cm" svg:y1="8cm" svg:x2="13.5cm" svg:y2="9.5cm">
          <text:p/>
        </draw:line>
        <draw:line draw:style-name="gr47" draw:text-style-name="P33" draw:layer="layout" svg:x1="13.5cm" svg:y1="10cm" svg:x2="14cm" svg:y2="11cm">
          <text:p/>
        </draw:line>
        <draw:line draw:style-name="gr49" draw:text-style-name="P33" draw:layer="layout" svg:x1="11.5cm" svg:y1="8.5cm" svg:x2="10.5cm" svg:y2="9cm">
          <text:p/>
        </draw:line>
        <draw:line draw:style-name="gr50" draw:text-style-name="P33" draw:layer="layout" svg:x1="12cm" svg:y1="8.5cm" svg:x2="11.5cm" svg:y2="10cm">
          <text:p/>
        </draw:line>
        <draw:line draw:style-name="gr51" draw:text-style-name="P33" draw:layer="layout" svg:x1="11.5cm" svg:y1="10.5cm" svg:x2="12cm" svg:y2="11.5cm">
          <text:p/>
        </draw:line>
        <draw:custom-shape draw:style-name="gr23" draw:text-style-name="P29" draw:layer="layout" svg:width="0.5cm" svg:height="0.269cm" svg:x="13cm" svg:y="9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5cm" svg:height="0.269cm" svg:x="14cm" svg:y="1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5" draw:layer="layout" svg:width="1.264cm" svg:height="0.624cm" svg:x="13cm" svg:y="6.338cm">
          <draw:text-box>
            <text:p><text:span text:style-name="T17">root</text:span></text:p>
          </draw:text-box>
        </draw:frame>
        <draw:frame draw:style-name="gr53" draw:text-style-name="P35" draw:layer="layout" svg:width="1.455cm" svg:height="0.624cm" svg:x="14.5cm" svg:y="7.5cm">
          <draw:text-box>
            <text:p><text:span text:style-name="T17">admin</text:span></text:p>
          </draw:text-box>
        </draw:frame>
        <draw:frame draw:style-name="gr53" draw:text-style-name="P35" draw:layer="layout" svg:width="1.455cm" svg:height="0.624cm" svg:x="15.5cm" svg:y="8.5cm">
          <draw:text-box>
            <text:p><text:span text:style-name="T17">Taxes</text:span></text:p>
          </draw:text-box>
        </draw:frame>
        <draw:frame draw:style-name="gr54" draw:text-style-name="P35" draw:layer="layout" svg:width="2.788cm" svg:height="0.624cm" svg:x="17cm" svg:y="9.5cm">
          <draw:text-box>
            <text:p><text:span text:style-name="T17">Returns 2023</text:span></text:p>
          </draw:text-box>
        </draw:frame>
        <draw:frame draw:style-name="gr52" draw:text-style-name="P35" draw:layer="layout" svg:width="1.264cm" svg:height="0.624cm" svg:x="13.736cm" svg:y="9.5cm">
          <draw:text-box>
            <text:p><text:span text:style-name="T17">Rent</text:span></text:p>
          </draw:text-box>
        </draw:frame>
        <draw:frame draw:style-name="gr55" draw:text-style-name="P35" draw:layer="layout" svg:width="4.122cm" svg:height="0.624cm" svg:x="14.87cm" svg:y="11cm">
          <draw:text-box>
            <text:p><text:span text:style-name="T17">Negotiate new lease</text:span></text:p>
          </draw:text-box>
        </draw:frame>
        <draw:frame draw:style-name="gr56" draw:text-style-name="P35" draw:layer="layout" svg:width="1.836cm" svg:height="0.624cm" svg:x="9.664cm" svg:y="7.876cm">
          <draw:text-box>
            <text:p><text:span text:style-name="T17">Website</text:span></text:p>
          </draw:text-box>
        </draw:frame>
        <draw:frame draw:style-name="gr54" draw:text-style-name="P35" draw:layer="layout" svg:width="2.788cm" svg:height="0.624cm" svg:x="7.212cm" svg:y="9cm">
          <draw:text-box>
            <text:p><text:span text:style-name="T17">Redo Palette</text:span></text:p>
          </draw:text-box>
        </draw:frame>
        <draw:frame draw:style-name="gr57" draw:text-style-name="P35" draw:layer="layout" svg:width="2.026cm" svg:height="0.624cm" svg:x="9cm" svg:y="10.231cm">
          <draw:text-box>
            <text:p><text:span text:style-name="T17">Add copy</text:span></text:p>
          </draw:text-box>
        </draw:frame>
        <draw:frame draw:style-name="gr58" draw:text-style-name="P35" draw:layer="layout" svg:width="4.503cm" svg:height="0.624cm" svg:x="8.5cm" svg:y="11.876cm">
          <draw:text-box>
            <text:p><text:span text:style-name="T17">Ask lawyer about copy</text:span></text:p>
          </draw:text-box>
        </draw:frame>
        <draw:frame draw:style-name="gr60" draw:text-style-name="P26" draw:layer="layout" svg:width="8.207cm" svg:height="0.746cm" svg:x="1.5cm" svg:y="4.5cm">
          <draw:text-box>
            <text:p><text:span text:style-name="T14">frame switch ‘root/admin’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It doesn’t matter which descendent of “admin” I was in, I will be returned to the correct one when I switch back to “root/admin”</text:p>
          </draw:text-box>
        </draw:frame>
        <draw:custom-shape draw:style-name="gr23" draw:text-style-name="P29" draw:layer="layout" svg:width="0.5cm" svg:height="0.269cm" svg:x="12.5cm" svg:y="6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4cm" svg:y="7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.5cm" svg:y="8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5cm" svg:y="8.73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1cm" svg:y="10.2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2cm" svg:y="11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0cm" svg:y="9cm">
          <text:p text:style-name="P27"><text:span text:style-name="T15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5cm" svg:height="0.269cm" svg:x="16.5cm" svg:y="9.731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3" draw:layer="layout" svg:x1="12.5cm" svg:y1="7cm" svg:x2="12cm" svg:y2="8cm">
          <text:p/>
        </draw:line>
        <draw:line draw:style-name="gr43" draw:text-style-name="P33" draw:layer="layout" svg:x1="13cm" svg:y1="7cm" svg:x2="14cm" svg:y2="7.5cm">
          <text:p/>
        </draw:line>
        <draw:line draw:style-name="gr44" draw:text-style-name="P33" draw:layer="layout" svg:x1="14.5cm" svg:y1="8cm" svg:x2="15cm" svg:y2="8.5cm">
          <text:p/>
        </draw:line>
        <draw:line draw:style-name="gr45" draw:text-style-name="P33" draw:layer="layout" svg:x1="15.5cm" svg:y1="9cm" svg:x2="16.5cm" svg:y2="9.5cm">
          <text:p/>
        </draw:line>
        <draw:line draw:style-name="gr46" draw:text-style-name="P33" draw:layer="layout" svg:x1="14cm" svg:y1="8cm" svg:x2="13.5cm" svg:y2="9.5cm">
          <text:p/>
        </draw:line>
        <draw:line draw:style-name="gr47" draw:text-style-name="P33" draw:layer="layout" svg:x1="13.5cm" svg:y1="10cm" svg:x2="14cm" svg:y2="11cm">
          <text:p/>
        </draw:line>
        <draw:line draw:style-name="gr49" draw:text-style-name="P33" draw:layer="layout" svg:x1="11.5cm" svg:y1="8.5cm" svg:x2="10.5cm" svg:y2="9cm">
          <text:p/>
        </draw:line>
        <draw:line draw:style-name="gr50" draw:text-style-name="P33" draw:layer="layout" svg:x1="12cm" svg:y1="8.5cm" svg:x2="11.5cm" svg:y2="10cm">
          <text:p/>
        </draw:line>
        <draw:line draw:style-name="gr51" draw:text-style-name="P33" draw:layer="layout" svg:x1="11.5cm" svg:y1="10.5cm" svg:x2="12cm" svg:y2="11.5cm">
          <text:p/>
        </draw:line>
        <draw:custom-shape draw:style-name="gr23" draw:text-style-name="P29" draw:layer="layout" svg:width="0.5cm" svg:height="0.269cm" svg:x="13cm" svg:y="9.5cm">
          <text:p text:style-name="P27"><text:span text:style-name="T1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5cm" svg:height="0.269cm" svg:x="14cm" svg:y="11cm">
          <text:p text:style-name="P27"><text:span text:style-name="T15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5" draw:layer="layout" svg:width="1.264cm" svg:height="0.624cm" svg:x="13cm" svg:y="6.338cm">
          <draw:text-box>
            <text:p><text:span text:style-name="T17">root</text:span></text:p>
          </draw:text-box>
        </draw:frame>
        <draw:frame draw:style-name="gr53" draw:text-style-name="P35" draw:layer="layout" svg:width="1.455cm" svg:height="0.624cm" svg:x="14.5cm" svg:y="7.5cm">
          <draw:text-box>
            <text:p><text:span text:style-name="T17">admin</text:span></text:p>
          </draw:text-box>
        </draw:frame>
        <draw:frame draw:style-name="gr53" draw:text-style-name="P35" draw:layer="layout" svg:width="1.455cm" svg:height="0.624cm" svg:x="15.5cm" svg:y="8.5cm">
          <draw:text-box>
            <text:p><text:span text:style-name="T17">Taxes</text:span></text:p>
          </draw:text-box>
        </draw:frame>
        <draw:frame draw:style-name="gr54" draw:text-style-name="P35" draw:layer="layout" svg:width="2.788cm" svg:height="0.624cm" svg:x="17cm" svg:y="9.5cm">
          <draw:text-box>
            <text:p><text:span text:style-name="T17">Returns 2023</text:span></text:p>
          </draw:text-box>
        </draw:frame>
        <draw:frame draw:style-name="gr52" draw:text-style-name="P35" draw:layer="layout" svg:width="1.264cm" svg:height="0.624cm" svg:x="13.736cm" svg:y="9.5cm">
          <draw:text-box>
            <text:p><text:span text:style-name="T17">Rent</text:span></text:p>
          </draw:text-box>
        </draw:frame>
        <draw:frame draw:style-name="gr55" draw:text-style-name="P35" draw:layer="layout" svg:width="4.122cm" svg:height="0.624cm" svg:x="14.87cm" svg:y="11cm">
          <draw:text-box>
            <text:p><text:span text:style-name="T17">Negotiate new lease</text:span></text:p>
          </draw:text-box>
        </draw:frame>
        <draw:frame draw:style-name="gr56" draw:text-style-name="P35" draw:layer="layout" svg:width="1.836cm" svg:height="0.624cm" svg:x="9.664cm" svg:y="7.876cm">
          <draw:text-box>
            <text:p><text:span text:style-name="T17">Website</text:span></text:p>
          </draw:text-box>
        </draw:frame>
        <draw:frame draw:style-name="gr54" draw:text-style-name="P35" draw:layer="layout" svg:width="2.788cm" svg:height="0.624cm" svg:x="7.212cm" svg:y="9cm">
          <draw:text-box>
            <text:p><text:span text:style-name="T17">Redo Palette</text:span></text:p>
          </draw:text-box>
        </draw:frame>
        <draw:frame draw:style-name="gr57" draw:text-style-name="P35" draw:layer="layout" svg:width="2.026cm" svg:height="0.624cm" svg:x="9cm" svg:y="10.231cm">
          <draw:text-box>
            <text:p><text:span text:style-name="T17">Add copy</text:span></text:p>
          </draw:text-box>
        </draw:frame>
        <draw:frame draw:style-name="gr58" draw:text-style-name="P35" draw:layer="layout" svg:width="4.503cm" svg:height="0.624cm" svg:x="8.5cm" svg:y="11.876cm">
          <draw:text-box>
            <text:p><text:span text:style-name="T17">Ask lawyer about copy</text:span></text:p>
          </draw:text-box>
        </draw:frame>
        <draw:frame draw:style-name="gr60" draw:text-style-name="P26" draw:layer="layout" svg:width="8.207cm" svg:height="0.746cm" svg:x="1.5cm" svg:y="4.5cm">
          <draw:text-box>
            <text:p><text:span text:style-name="T14">frame switch ‘root/admin’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Frame integrates easily with my PS1 variable.</text:p>
          </draw:text-box>
        </draw:frame>
        <draw:frame draw:style-name="gr61" draw:text-style-name="P35" draw:layer="layout" svg:width="14.028cm" svg:height="0.624cm" svg:x="2.5cm" svg:y="4cm">
          <draw:text-box>
            <text:p><text:span text:style-name="T17">lelanthran @ home: /~ [root/admin/Rent/Negotiate new lease] $ frame pop</text:span></text:p>
          </draw:text-box>
        </draw:frame>
        <draw:frame draw:style-name="gr62" draw:text-style-name="P35" draw:layer="layout" svg:width="7.741cm" svg:height="0.624cm" svg:x="2.5cm" svg:y="7.376cm">
          <draw:text-box>
            <text:p><text:span text:style-name="T17">lelanthran @ home: /~ [root/admin/] $ </text:span></text:p>
          </draw:text-box>
        </draw:frame>
        <draw:frame draw:style-name="gr63" draw:text-style-name="P35" draw:layer="layout" svg:width="12.885cm" svg:height="3.235cm" svg:x="2.5cm" svg:y="4.624cm">
          <draw:text-box>
            <text:p><text:span text:style-name="T17">Current frame</text:span></text:p>
            <text:p><text:span text:style-name="T17"><text:s text:c="3"/></text:span><text:span text:style-name="T17">root/admin/Rent</text:span></text:p>
            <text:p><text:span text:style-name="T17"/></text:p>
            <text:p><text:span text:style-name="T17">Notes (Sat May 13 09:16:21 2023)</text:span></text:p>
            <text:p><text:span text:style-name="T17"><text:s text:c="3"/></text:span><text:span text:style-name="T17">See if PWC is willing to assign more parking bays to us. Lease</text:span></text:p>
            <text:p><text:span text:style-name="T17"><text:s text:c="3"/></text:span><text:span text:style-name="T17">meeting is 15-May.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It is impossible for me to execute any command without being reminded of my CURRENT task in the prompt.</text:p>
          </draw:text-box>
        </draw:frame>
        <draw:frame draw:style-name="gr61" draw:text-style-name="P35" draw:layer="layout" svg:width="14.028cm" svg:height="0.624cm" svg:x="2.5cm" svg:y="4cm">
          <draw:text-box>
            <text:p><text:span text:style-name="T17">lelanthran @ home: /~ [root/admin/Rent/Negotiate new lease] $ frame pop</text:span></text:p>
          </draw:text-box>
        </draw:frame>
        <draw:frame draw:style-name="gr62" draw:text-style-name="P35" draw:layer="layout" svg:width="7.741cm" svg:height="0.624cm" svg:x="2.5cm" svg:y="7.376cm">
          <draw:text-box>
            <text:p><text:span text:style-name="T17">lelanthran @ home: /~ [root/admin/] $ </text:span></text:p>
          </draw:text-box>
        </draw:frame>
        <draw:frame draw:style-name="gr63" draw:text-style-name="P35" draw:layer="layout" svg:width="12.885cm" svg:height="3.235cm" svg:x="2.5cm" svg:y="4.624cm">
          <draw:text-box>
            <text:p><text:span text:style-name="T17">Current frame</text:span></text:p>
            <text:p><text:span text:style-name="T17"><text:s text:c="3"/></text:span><text:span text:style-name="T17">root/admin/Rent</text:span></text:p>
            <text:p><text:span text:style-name="T17"/></text:p>
            <text:p><text:span text:style-name="T17">Notes (Sat May 13 09:16:21 2023)</text:span></text:p>
            <text:p><text:span text:style-name="T17"><text:s text:c="3"/></text:span><text:span text:style-name="T17">See if PWC is willing to assign more parking bays to us. Lease</text:span></text:p>
            <text:p><text:span text:style-name="T17"><text:s text:c="3"/></text:span><text:span text:style-name="T17">meeting is 15-May.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Frame has a lot of commands. Not everything was covered in these slides.</text:p>
          </draw:text-box>
        </draw:frame>
        <draw:frame draw:style-name="gr64" draw:text-style-name="P37" draw:layer="layout" svg:width="12.207cm" svg:height="11.195cm" svg:x="0cm" svg:y="3cm">
          <draw:text-box>
            <text:p><text:span text:style-name="T18">No command specified (try --help). Defaulting to 'status'</text:span></text:p>
            <text:p><text:span text:style-name="T18"><text:s text:c="5"/></text:span><text:span text:style-name="T18">Frame <text:s/>(© 2023 Lelanthran Manickum)</text:span></text:p>
            <text:p><text:span text:style-name="T18"/></text:p>
            <text:p><text:span text:style-name="T18"><text:s text:c="5"/></text:span><text:span text:style-name="T18">This program comes with ABSOLUTELY NO WARRANTY. This is free software</text:span></text:p>
            <text:p><text:span text:style-name="T18"><text:s text:c="5"/></text:span><text:span text:style-name="T18">and you are welcome to redistribute it under certain conditions; <text:s/>see</text:span></text:p>
            <text:p><text:span text:style-name="T18"><text:s text:c="5"/></text:span><text:span text:style-name="T18">the LICENSE file for details.</text:span></text:p>
            <text:p><text:span text:style-name="T18"/></text:p>
            <text:p><text:span text:style-name="T18">frame [options] &lt;command&gt; [options] &lt;subcommand&gt;</text:span></text:p>
            <text:p><text:span text:style-name="T18"/></text:p>
            <text:p><text:span text:style-name="T18"><text:s text:c="2"/></text:span><text:span text:style-name="T18">Options are of the form '--name', '--name=' and '--name=value'. The first</text:span></text:p>
            <text:p><text:span text:style-name="T18">two forms are <text:s/>for boolean options which are either set or unset and do not</text:span></text:p>
            <text:p><text:span text:style-name="T18">require any value. The third form is for options that require a value.</text:span></text:p>
            <text:p><text:span text:style-name="T18"/></text:p>
            <text:p><text:span text:style-name="T18"><text:s text:c="2"/></text:span><text:span text:style-name="T18">Commands and subcommands are of the form 'command'. Some commands require</text:span></text:p>
            <text:p><text:span text:style-name="T18">specific options and/or mandatory subcommands. Commands that require either</text:span></text:p>
            <text:p><text:span text:style-name="T18">options or subcommands will be decribed below.</text:span></text:p>
            <text:p><text:span text:style-name="T18"/></text:p>
            <text:p><text:span text:style-name="T18"><text:s text:c="2"/></text:span><text:span text:style-name="T18">Commands must be one of help, create, history, status, push, replace,</text:span></text:p>
            <text:p><text:span text:style-name="T18">append, up, down, switch, pop, delete, list or match.</text:span></text:p>
            <text:p><text:span text:style-name="T18"/></text:p>
            <text:p><text:span text:style-name="T18">Options:</text:span></text:p>
            <text:p><text:span text:style-name="T18"/></text:p>
            <text:p><text:span text:style-name="T18"><text:s text:c="2"/></text:span><text:span text:style-name="T18">--help <text:s text:c="14"/>Print this page and exit.</text:span></text:p>
            <text:p><text:span text:style-name="T18"/></text:p>
            <text:p><text:span text:style-name="T18"><text:s text:c="2"/></text:span><text:span text:style-name="T18">--force <text:s text:c="13"/>Force an action that against the program's wishes,</text:span></text:p>
            <text:p><text:span text:style-name="T18"><text:s text:c="23"/></text:span><text:span text:style-name="T18">for example popping a node that is not empty.</text:span></text:p>
            <text:p><text:span text:style-name="T18"/></text:p>
            <text:p><text:span text:style-name="T18"><text:s text:c="2"/></text:span><text:span text:style-name="T18">--dbpath=&lt;path&gt; <text:s text:c="5"/>Specify the location of the database path. Defaults to</text:span></text:p>
            <text:p><text:span text:style-name="T18"><text:s text:c="23"/></text:span><text:span text:style-name="T18">'$HOME/.framedb' unless overridden by this option.</text:span></text:p>
            <text:p><text:span text:style-name="T18"/></text:p>
            <text:p><text:span text:style-name="T18"><text:s text:c="2"/></text:span><text:span text:style-name="T18">--message=&lt;string&gt; <text:s text:c="2"/>Provides the message for any command that requires a</text:span></text:p>
            <text:p><text:span text:style-name="T18"><text:s text:c="23"/></text:span><text:span text:style-name="T18">message (such as 'push', 'replace', etc). If this option</text:span></text:p>
            <text:p><text:span text:style-name="T18"><text:s text:c="23"/></text:span><text:span text:style-name="T18">is not present and the command requires a message, then</text:span></text:p>
            <text:p><text:span text:style-name="T18"><text:s text:c="23"/></text:span><text:span text:style-name="T18">the editor specified with $EDITOR is used. If $EDITOR</text:span></text:p>
            <text:p><text:span text:style-name="T18"><text:s text:c="23"/></text:span><text:span text:style-name="T18">is empty, then a prompt for a message is issued on the</text:span></text:p>
            <text:p><text:span text:style-name="T18"><text:s text:c="23"/></text:span><text:span text:style-name="T18">standard input.</text:span></text:p>
            <text:p><text:span text:style-name="T18"/></text:p>
            <text:p><text:span text:style-name="T18"/></text:p>
          </draw:text-box>
        </draw:frame>
        <draw:frame draw:style-name="gr65" draw:text-style-name="P37" draw:layer="layout" svg:width="12.355cm" svg:height="11.483cm" svg:x="15.5cm" svg:y="2.712cm">
          <draw:text-box>
            <text:p><text:span text:style-name="T18">Commands:</text:span></text:p>
            <text:p><text:span text:style-name="T18"/></text:p>
            <text:p><text:span text:style-name="T18">help</text:span></text:p>
            <text:p><text:span text:style-name="T18"><text:s text:c="2"/></text:span><text:span text:style-name="T18">Print this message and exit.</text:span></text:p>
            <text:p><text:span text:style-name="T18"/></text:p>
            <text:p><text:span text:style-name="T18">create</text:span></text:p>
            <text:p><text:span text:style-name="T18"><text:s text:c="2"/></text:span><text:span text:style-name="T18">Create a new frame database. If --dbpath is specified then it is used as the</text:span></text:p>
            <text:p><text:span text:style-name="T18"><text:s text:c="2"/></text:span><text:span text:style-name="T18">location of the new database. If it is not then $HOME/.framdb is used instead.</text:span></text:p>
            <text:p><text:span text:style-name="T18"/></text:p>
            <text:p><text:span text:style-name="T18">history [count]</text:span></text:p>
            <text:p><text:span text:style-name="T18"><text:s text:c="2"/></text:span><text:span text:style-name="T18">Display the history of all nodes visited, with a number that can be used</text:span></text:p>
            <text:p><text:span text:style-name="T18"><text:s text:c="2"/></text:span><text:span text:style-name="T18">in the 'back' command (see 'back' below). The [count] value specifies how</text:span></text:p>
            <text:p><text:span text:style-name="T18"><text:s text:c="2"/></text:span><text:span text:style-name="T18">many items to display. If [count] is omitted it defaults to 10. To list</text:span></text:p>
            <text:p><text:span text:style-name="T18"><text:s text:c="2"/></text:span><text:span text:style-name="T18">all items in the history (which may be very large) use '0' as the count.</text:span></text:p>
            <text:p><text:span text:style-name="T18"/></text:p>
            <text:p><text:span text:style-name="T18">back [number]</text:span></text:p>
            <text:p><text:span text:style-name="T18"><text:s text:c="2"/></text:span><text:span text:style-name="T18">Jump to the nth item in the history, as specified by [number]. If [number]</text:span></text:p>
            <text:p><text:span text:style-name="T18"><text:s text:c="2"/></text:span><text:span text:style-name="T18">is omitted then '1' is used. The 'history' command helpfully lists a number</text:span></text:p>
            <text:p><text:span text:style-name="T18"><text:s text:c="2"/></text:span><text:span text:style-name="T18">next to each element that can be used to determine what number in the</text:span></text:p>
            <text:p><text:span text:style-name="T18"><text:s text:c="2"/></text:span><text:span text:style-name="T18">history to jump to. Specifying '0' is pointless.</text:span></text:p>
            <text:p><text:span text:style-name="T18"/></text:p>
            <text:p><text:span text:style-name="T18">status</text:span></text:p>
            <text:p><text:span text:style-name="T18"><text:s text:c="2"/></text:span><text:span text:style-name="T18">Display the status of the current node.</text:span></text:p>
            <text:p><text:span text:style-name="T18"/></text:p>
            <text:p><text:span text:style-name="T18">push</text:span></text:p>
            <text:p><text:span text:style-name="T18"><text:s text:c="2"/></text:span><text:span text:style-name="T18">Create a new node as the child of the current node AND switches to it. If a</text:span></text:p>
            <text:p><text:span text:style-name="T18"><text:s text:c="2"/></text:span><text:span text:style-name="T18">message is specified with '--message=&lt;string&gt;' then it will be used as the</text:span></text:p>
            <text:p><text:span text:style-name="T18"><text:s text:c="2"/></text:span><text:span text:style-name="T18">contents of the new node. If no message is specified with '--message=&lt;string&gt;'</text:span></text:p>
            <text:p><text:span text:style-name="T18"><text:s text:c="2"/></text:span><text:span text:style-name="T18">then $EDITOR will be started to allow the user to enter a message. If $EDITOR</text:span></text:p>
            <text:p><text:span text:style-name="T18"><text:s text:c="2"/></text:span><text:span text:style-name="T18">is not set, the user will be prompted for a message.</text:span></text:p>
            <text:p><text:span text:style-name="T18"/></text:p>
            <text:p><text:span text:style-name="T18">new</text:span></text:p>
            <text:p><text:span text:style-name="T18"><text:s text:c="2"/></text:span><text:span text:style-name="T18">Create a new node as the child of the current node WITHOUT switching to it. If</text:span></text:p>
            <text:p><text:span text:style-name="T18"><text:s text:c="2"/></text:span><text:span text:style-name="T18">a message is specified with '--message=&lt;string&gt;' then it will be used as the</text:span></text:p>
            <text:p><text:span text:style-name="T18"><text:s text:c="2"/></text:span><text:span text:style-name="T18">contents of the new node. If no message is specified with '--message=&lt;string&gt;'</text:span></text:p>
            <text:p><text:span text:style-name="T18"><text:s text:c="2"/></text:span><text:span text:style-name="T18">then $EDITOR will be started to allow the user to enter a message. If $EDITOR</text:span></text:p>
            <text:p><text:span text:style-name="T18"><text:s text:c="2"/></text:span><text:span text:style-name="T18">is not set, the user will be prompted for a message.</text:span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Frame is still missing a lot.</text:p>
          </draw:text-box>
        </draw:frame>
        <draw:frame draw:style-name="gr66" draw:text-style-name="P39" draw:layer="layout" svg:width="15.834cm" svg:height="6.379cm" svg:x="5cm" svg:y="3.5cm">
          <draw:text-box>
            <text:list text:style-name="L1">
              <text:list-item>
                <text:p text:style-name="P38"><text:span text:style-name="T19">Bash autocomplete is, ironically, </text:span><text:span text:style-name="T20">still</text:span><text:span text:style-name="T19"> incomplete.</text:span></text:p>
              </text:list-item>
              <text:list-item>
                <text:p text:style-name="P38"><text:span text:style-name="T19">GUI browser is work-in-progress.</text:span></text:p>
              </text:list-item>
              <text:list-item>
                <text:p text:style-name="P38"><text:span text:style-name="T19">A few more commands are needed.</text:span></text:p>
              </text:list-item>
              <text:list-item>
                <text:p text:style-name="P38"><text:span text:style-name="T19">Decent documenta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I don’t claim that it will work for you. I only claim that it worked <text:span text:style-name="T21">spectacularly</text:span> for me.</text:p>
          </draw:text-box>
        </draw:frame>
        <draw:frame draw:style-name="gr67" draw:text-style-name="P39" draw:layer="layout" svg:width="17.083cm" svg:height="2.365cm" svg:x="1.665cm" svg:y="3.5cm">
          <draw:text-box>
            <text:list text:style-name="L1">
              <text:list-item>
                <text:p text:style-name="P40"><text:span text:style-name="T19">Popped tasks are discarded – </text:span><text:span text:style-name="T22">high signal/noise ratio</text:span></text:p>
              </text:list-item>
              <text:list-item>
                <text:p text:style-name="P40"><text:span text:style-name="T22">Low friction</text:span><text:span text:style-name="T19"> results in constant usage:</text:span></text:p>
              </text:list-item>
            </text:list>
          </draw:text-box>
        </draw:frame>
        <draw:frame draw:style-name="gr68" draw:text-style-name="P42" draw:layer="layout" svg:width="5.166cm" svg:height="3.759cm" svg:x="3.5cm" svg:y="5.565cm">
          <draw:text-box>
            <text:list text:style-name="L1">
              <text:list-item>
                <text:p text:style-name="P41"><text:span text:style-name="T23">frame edit</text:span></text:p>
              </text:list-item>
              <text:list-item>
                <text:p text:style-name="P41"><text:span text:style-name="T23">frame push</text:span></text:p>
              </text:list-item>
              <text:list-item>
                <text:p text:style-name="P41"><text:span text:style-name="T23">frame pop</text:span></text:p>
              </text:list-item>
              <text:list-item>
                <text:p text:style-name="P41"><text:span text:style-name="T23">frame switch</text:span></text:p>
              </text:list-item>
            </text:list>
          </draw:text-box>
        </draw:frame>
        <draw:frame draw:style-name="gr69" draw:text-style-name="P44" draw:layer="layout" svg:width="9.422cm" svg:height="3.703cm" svg:x="9.346cm" svg:y="5.653cm">
          <draw:text-box>
            <text:p text:style-name="P43"><text:span text:style-name="T24">Quick</text:span><text:span text:style-name="T25"> modification of context</text:span></text:p>
            <text:p text:style-name="P43"><text:span text:style-name="T24">Easy</text:span><text:span text:style-name="T25"> creation of new contexts</text:span></text:p>
            <text:p text:style-name="P43"><text:span text:style-name="T24">Intuitive</text:span><text:span text:style-name="T25"> commands</text:span></text:p>
            <text:p text:style-name="P43"><text:span text:style-name="T24">Smart</text:span><text:span text:style-name="T25"> switching to previous contexts</text:span></text:p>
          </draw:text-box>
        </draw:frame>
        <draw:frame draw:style-name="gr70" draw:text-style-name="P39" draw:layer="layout" svg:width="21.832cm" svg:height="2.365cm" svg:x="1.917cm" svg:y="10cm">
          <draw:text-box>
            <text:list text:style-name="L1">
              <text:list-item>
                <text:p text:style-name="P40"><text:span text:style-name="T22">Nothing extra</text:span><text:span text:style-name="T19"> to remember (login, url, ticket #, sprint, milestone, etc)</text:span></text:p>
              </text:list-item>
              <text:list-item>
                <text:p text:style-name="P40"><text:span text:style-name="T22">Only actions</text:span><text:span text:style-name="T19"> must be remembered</text:span></text:p>
              </text:list-item>
            </text:list>
          </draw:text-box>
        </draw:frame>
        <draw:frame draw:style-name="gr71" draw:text-style-name="P42" draw:layer="layout" svg:width="11.601cm" svg:height="0.903cm" svg:x="3.5cm" svg:y="12.097cm">
          <draw:text-box>
            <text:list text:style-name="L1">
              <text:list-item>
                <text:p text:style-name="P41"><text:span text:style-name="T23">push, pop, edit, switch, stat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encil1" presentation:presentation-page-layout-name="AL2T3">
        <office:forms form:automatic-focus="false" form:apply-design-mode="false"/>
        <draw:frame presentation:style-name="pr6" draw:text-style-name="P7" draw:layer="layout" svg:width="23cm" svg:height="3.5cm" svg:x="1.5cm" svg:y="0.5cm" presentation:class="title" presentation:user-transformed="true">
          <draw:text-box>
            <text:p text:style-name="P13">Feedback is appreciated.</text:p>
          </draw:text-box>
        </draw:frame>
        <draw:frame draw:style-name="gr72" draw:text-style-name="P45" draw:layer="layout" svg:width="9.053cm" svg:height="1.072cm" svg:x="8.5cm" svg:y="7cm">
          <draw:text-box>
            <text:p><text:span text:style-name="T26">lelanthran@gmail.com</text:span></text:p>
          </draw:text-box>
        </draw:frame>
        <draw:frame draw:style-name="gr1" draw:text-style-name="P47" draw:layer="layout" svg:width="15.467cm" svg:height="1.072cm" svg:x="6cm" svg:y="5cm">
          <draw:text-box>
            <text:p text:style-name="P46"><text:span text:style-name="T27">https://github.com/lelanthran/fra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family-generic="swiss" style:font-pitch="fixed"/>
    <style:font-face style:name="DejaVu Sans1" svg:font-family="'DejaVu Sans'" style:font-pitch="variable"/>
    <style:font-face style:name="EmojiOne Color" svg:font-family="'EmojiOne Color'" style:font-pitch="fixed"/>
    <style:font-face style:name="EmojiOne Color1" svg:font-family="'EmojiOne Color'"/>
    <style:font-face style:name="EmojiOne Color2" svg:font-family="'EmojiOne Color'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fixed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 draw:shadow-color="#000000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10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3T19:41:29.116101575</meta:creation-date>
    <meta:editing-duration>PT1H23M54S</meta:editing-duration>
    <meta:editing-cycles>20</meta:editing-cycles>
    <meta:generator>LibreOffice/7.3.7.2$Linux_X86_64 LibreOffice_project/30$Build-2</meta:generator>
    <dc:title>Pencil</dc:title>
    <dc:date>2023-05-15T10:49:21.959154347</dc:date>
    <meta:document-statistic meta:object-count="947"/>
  </office:meta>
</office:document-meta>
</file>